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11.464cm"/>
    </style:style>
    <style:style style:name="Table1.B" style:family="table-column">
      <style:table-column-properties style:column-width="6.625cm"/>
    </style:style>
    <style:style style:name="Table1.C" style:family="table-column">
      <style:table-column-properties style:column-width="8.102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3.78cm" style:rel-column-width="34540*"/>
    </style:style>
    <style:style style:name="Table5.B" style:family="table-column">
      <style:table-column-properties style:column-width="12.365cm" style:rel-column-width="3099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3.997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499cm"/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4.392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373cm" style:rel-column-width="18481*"/>
    </style:style>
    <style:style style:name="Table2.B" style:family="table-column">
      <style:table-column-properties style:column-width="6.006cm" style:rel-column-width="15055*"/>
    </style:style>
    <style:style style:name="Table2.C" style:family="table-column">
      <style:table-column-properties style:column-width="12.765cm" style:rel-column-width="31999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3.997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3.796cm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499cm"/>
    </style:style>
    <style:style style:name="Table2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4.392cm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paragraph-rsid="032539cf"/>
    </style:style>
    <style:style style:name="P6" style:family="paragraph" style:parent-style-name="Table_20_Contents">
      <style:text-properties officeooo:paragraph-rsid="0327bbad"/>
    </style:style>
    <style:style style:name="P7" style:family="paragraph" style:parent-style-name="Table_20_Contents">
      <style:text-properties officeooo:paragraph-rsid="03266a92"/>
    </style:style>
    <style:style style:name="P8" style:family="paragraph" style:parent-style-name="Table_20_Contents">
      <style:text-properties officeooo:paragraph-rsid="032bbd7a"/>
    </style:style>
    <style:style style:name="P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266a9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2" style:family="paragraph" style:parent-style-name="Table_20_Contents">
      <style:text-properties officeooo:paragraph-rsid="032ab6a9"/>
    </style:style>
    <style:style style:name="P13" style:family="paragraph" style:parent-style-name="Table_20_Contents">
      <style:paragraph-properties fo:text-align="center" style:justify-single-word="false"/>
      <style:text-properties officeooo:paragraph-rsid="032539cf"/>
    </style:style>
    <style:style style:name="P14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18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20" style:family="paragraph" style:parent-style-name="Table_20_Contents">
      <style:text-properties officeooo:paragraph-rsid="0108f4cf"/>
    </style:style>
    <style:style style:name="P21" style:family="paragraph" style:parent-style-name="Table_20_Contents">
      <style:text-properties officeooo:paragraph-rsid="0294e861"/>
    </style:style>
    <style:style style:name="P22" style:family="paragraph" style:parent-style-name="Table_20_Contents">
      <style:text-properties officeooo:paragraph-rsid="02b867ce"/>
    </style:style>
    <style:style style:name="P23" style:family="paragraph" style:parent-style-name="Table_20_Contents">
      <style:text-properties officeooo:paragraph-rsid="010e8474"/>
    </style:style>
    <style:style style:name="P24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25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26" style:family="paragraph" style:parent-style-name="Text_20_body">
      <style:paragraph-properties fo:margin-top="0cm" fo:margin-bottom="0cm" style:contextual-spacing="false" fo:line-height="100%"/>
      <style:text-properties officeooo:paragraph-rsid="032f82a4"/>
    </style:style>
    <style:style style:name="P2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28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29" style:family="paragraph" style:parent-style-name="Table_20_Contents">
      <style:text-properties officeooo:paragraph-rsid="015fc100"/>
    </style:style>
    <style:style style:name="P30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31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3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33" style:family="paragraph" style:parent-style-name="Table_20_Contents">
      <style:text-properties officeooo:paragraph-rsid="02ae0b54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41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45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8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officeooo:paragraph-rsid="0258ad30"/>
    </style:style>
    <style:style style:name="P52" style:family="paragraph" style:parent-style-name="Table_20_Contents">
      <style:text-properties officeooo:paragraph-rsid="025e6e41"/>
    </style:style>
    <style:style style:name="P53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5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6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7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8" style:family="paragraph" style:parent-style-name="Table_20_Contents">
      <style:text-properties style:font-name="Courier New" fo:font-size="10pt" officeooo:paragraph-rsid="02ed0121" style:font-size-asian="10pt" style:font-size-complex="10pt"/>
    </style:style>
    <style:style style:name="P59" style:family="paragraph" style:parent-style-name="Table_20_Contents">
      <style:text-properties style:font-name="Courier New" fo:font-size="10pt" officeooo:paragraph-rsid="030a80e9" style:font-size-asian="10pt" style:font-size-complex="10pt"/>
    </style:style>
    <style:style style:name="P60" style:family="paragraph" style:parent-style-name="Table_20_Contents">
      <style:text-properties style:font-name="Courier New" fo:font-size="10pt" officeooo:paragraph-rsid="030c3545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315109e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3017dbe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3386d51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2eb4659" style:font-size-asian="10pt" style:font-size-complex="10pt"/>
    </style:style>
    <style:style style:name="P65" style:family="paragraph" style:parent-style-name="Table_20_Contents">
      <style:text-properties officeooo:paragraph-rsid="02f0205e"/>
    </style:style>
    <style:style style:name="P66" style:family="paragraph" style:parent-style-name="Table_20_Contents">
      <style:text-properties officeooo:paragraph-rsid="03017dbe"/>
    </style:style>
    <style:style style:name="P67" style:family="paragraph" style:parent-style-name="Table_20_Contents">
      <style:text-properties style:font-name="Courier New" fo:font-size="10pt" fo:language="zxx" fo:country="none" fo:font-style="normal" officeooo:rsid="0213f657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8" style:family="paragraph" style:parent-style-name="Table_20_Contents">
      <style:text-properties style:font-name="Courier New" fo:font-size="10pt" fo:language="zxx" fo:country="none" fo:font-style="normal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9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70" style:family="paragraph" style:parent-style-name="Table_20_Contents">
      <style:text-properties officeooo:paragraph-rsid="031c8ae5"/>
    </style:style>
    <style:style style:name="P71" style:family="paragraph" style:parent-style-name="Table_20_Contents">
      <style:text-properties officeooo:paragraph-rsid="030c3545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3" style:family="paragraph" style:parent-style-name="Table_20_Contents">
      <style:text-properties officeooo:paragraph-rsid="0230b508"/>
    </style:style>
    <style:style style:name="P74" style:family="paragraph" style:parent-style-name="Table_20_Contents">
      <style:text-properties officeooo:paragraph-rsid="022f0ff6"/>
    </style:style>
    <style:style style:name="P75" style:family="paragraph" style:parent-style-name="Table_20_Contents">
      <style:text-properties officeooo:paragraph-rsid="0049a42a"/>
    </style:style>
    <style:style style:name="P76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9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86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87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88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89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36aab1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31850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6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3266a92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7" style:family="text">
      <style:text-properties officeooo:rsid="02646e91"/>
    </style:style>
    <style:style style:name="T68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82" style:family="text">
      <style:text-properties fo:color="#000000" loext:opacity="100%" style:font-name="Courier New" fo:language="zxx" fo:country="none" officeooo:rsid="015bf1e7" style:language-asian="zxx" style:country-asian="none" style:font-name-complex="Courier New" style:language-complex="zxx" style:country-complex="none"/>
    </style:style>
    <style:style style:name="T83" style:family="text">
      <style:text-properties fo:color="#000000" loext:opacity="100%" style:font-name="Courier New" fo:language="zxx" fo:country="none" officeooo:rsid="01594dab" style:language-asian="zxx" style:country-asian="none" style:font-name-complex="Courier New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9" style:family="text">
      <style:text-properties fo:color="#000000" loext:opacity="100%"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00" style:family="text">
      <style:text-properties fo:color="#000000" loext:opacity="100%" style:font-name="Courier New" fo:font-size="10pt" fo:language="zxx" fo:country="none" officeooo:rsid="0329684a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2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3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4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05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06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07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08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09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1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2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2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3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24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6" style:family="text">
      <style:text-properties fo:language="zxx" fo:country="none" style:language-asian="zxx" style:country-asian="none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2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3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4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5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6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7" style:family="text">
      <style:text-properties fo:color="#000000" loext:opacity="100%" style:font-name="Courier New" officeooo:rsid="02b867ce"/>
    </style:style>
    <style:style style:name="T148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3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56" style:family="text">
      <style:text-properties officeooo:rsid="00c77656"/>
    </style:style>
    <style:style style:name="T157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59" style:family="text">
      <style:text-properties officeooo:rsid="0277dedb"/>
    </style:style>
    <style:style style:name="T160" style:family="text">
      <style:text-properties officeooo:rsid="023d069c"/>
    </style:style>
    <style:style style:name="T161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3" style:family="text">
      <style:text-properties fo:font-style="normal" officeooo:rsid="023ec219" style:font-style-asian="normal" style:font-style-complex="normal"/>
    </style:style>
    <style:style style:name="T164" style:family="text">
      <style:text-properties fo:font-style="normal" style:font-style-asian="normal" style:font-style-complex="normal"/>
    </style:style>
    <style:style style:name="T165" style:family="text">
      <style:text-properties officeooo:rsid="0213f657"/>
    </style:style>
    <style:style style:name="T166" style:family="text">
      <style:text-properties officeooo:rsid="02984091"/>
    </style:style>
    <style:style style:name="T167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3017dbe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3017dbe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3134a98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315109e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30c3545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30a80e9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2fed8d7" style:font-name-asian="NSimSun" style:language-asian="zxx" style:country-asian="none" style:font-name-complex="Courier New" style:language-complex="zxx" style:country-complex="none"/>
    </style:style>
    <style:style style:name="T184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185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186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187" style:family="text">
      <style:text-properties fo:color="#000000" loext:opacity="100%" style:font-name="Courier New" fo:language="zxx" fo:country="none" officeooo:rsid="02fed8d7" style:language-asian="zxx" style:country-asian="none" style:font-name-complex="Courier New" style:language-complex="zxx" style:country-complex="none"/>
    </style:style>
    <style:style style:name="T188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89" style:family="text">
      <style:text-properties fo:color="#000000" loext:opacity="100%" style:font-name="Courier New" fo:language="zxx" fo:country="none" officeooo:rsid="02e5b6d6" style:language-asian="zxx" style:country-asian="none" style:font-name-complex="Courier New" style:language-complex="zxx" style:country-complex="none"/>
    </style:style>
    <style:style style:name="T190" style:family="text">
      <style:text-properties fo:color="#000000" loext:opacity="100%" style:font-name="Courier New" fo:language="zxx" fo:country="none" officeooo:rsid="02f2d3ae" style:language-asian="zxx" style:country-asian="none" style:font-name-complex="Courier New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2f98a14" style:font-size-asian="10pt" style:language-asian="zxx" style:country-asian="none" style:font-name-complex="Courier New" style:font-size-complex="10pt" style:language-complex="zxx" style:country-complex="none"/>
    </style:style>
    <style:style style:name="T196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31b2345" style:font-name-asian="NSimSun" style:language-asian="zxx" style:country-asian="none" style:font-name-complex="Courier New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30e0e64" style:language-asian="zxx" style:country-asian="none" style:font-name-complex="Courier New" style:language-complex="zxx" style:country-complex="none"/>
    </style:style>
    <style:style style:name="T199" style:family="text">
      <style:text-properties fo:color="#000000" loext:opacity="100%" style:font-name="Courier New" fo:language="zxx" fo:country="none" officeooo:rsid="02dfe222" style:language-asian="zxx" style:country-asian="none" style:font-name-complex="Courier New" style:language-complex="zxx" style:country-complex="none"/>
    </style:style>
    <style:style style:name="T200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201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203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204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205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206" style:family="text">
      <style:text-properties fo:color="#000000" loext:opacity="100%" style:font-name="Courier New" fo:language="zxx" fo:country="none" officeooo:rsid="02e2f146" style:language-asian="zxx" style:country-asian="none" style:font-name-complex="Courier New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officeooo:rsid="02c8adfd" style:font-size-asian="10pt" style:language-asian="zxx" style:country-asian="none" style:font-name-complex="Courier New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10" style:family="text">
      <style:text-properties officeooo:rsid="021570c6"/>
    </style:style>
    <style:style style:name="T211" style:family="text">
      <style:text-properties officeooo:rsid="0298730b"/>
    </style:style>
    <style:style style:name="T2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3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14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15" style:family="text">
      <style:text-properties fo:color="#000000" loext:opacity="100%" style:font-name="Courier New" fo:font-size="10pt" fo:language="zxx" fo:country="none" fo:font-style="italic" officeooo:rsid="030c354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6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8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9" style:family="text">
      <style:text-properties fo:color="#000000" loext:opacity="100%" style:font-name="Courier New" fo:font-size="10pt" style:font-size-asian="10pt" style:font-name-complex="Courier New" style:font-size-complex="10pt"/>
    </style:style>
    <style:style style:name="T220" style:family="text">
      <style:text-properties fo:color="#000000" loext:opacity="100%" style:font-name="Courier New" fo:font-size="10pt" officeooo:rsid="00cbed5e" style:font-size-asian="10pt" style:font-name-complex="Courier New" style:font-size-complex="10pt"/>
    </style:style>
    <style:style style:name="T221" style:family="text">
      <style:text-properties fo:color="#000000" loext:opacity="100%" style:font-name="Courier New" fo:font-size="10pt" officeooo:rsid="00639098" style:font-name-asian="NSimSun" style:font-size-asian="10pt" style:font-name-complex="Courier New" style:font-size-complex="10pt"/>
    </style:style>
    <style:style style:name="T222" style:family="text">
      <style:text-properties fo:color="#000000" loext:opacity="100%" style:font-name="Courier New" fo:font-size="10pt" fo:font-style="normal" officeooo:rsid="00cbed5e" style:font-size-asian="10pt" style:font-style-asian="normal" style:font-name-complex="Courier New" style:font-size-complex="10pt" style:font-style-complex="normal"/>
    </style:style>
    <style:style style:name="T223" style:family="text">
      <style:text-properties fo:color="#000000" loext:opacity="100%" style:font-name="Courier New" fo:font-size="10pt" fo:language="zxx" fo:country="none" fo:font-style="italic" officeooo:rsid="03017db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4" style:family="text">
      <style:text-properties fo:color="#000000" loext:opacity="100%" style:font-name="Courier New" fo:font-size="10pt" fo:language="zxx" fo:country="none" officeooo:rsid="03017dbe" style:font-size-asian="10pt" style:language-asian="zxx" style:country-asian="none" style:font-name-complex="Courier New" style:font-size-complex="10pt" style:language-complex="zxx" style:country-complex="none"/>
    </style:style>
    <style:style style:name="T225" style:family="text">
      <style:text-properties fo:font-style="italic" officeooo:rsid="02afaaf5" style:font-style-asian="italic" style:font-style-complex="italic"/>
    </style:style>
    <style:style style:name="T226" style:family="text">
      <style:text-properties officeooo:rsid="02afaa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B1" table:number-columns-spanned="2" office:value-type="string">
            <text:p text:style-name="P4"><text:span text:style-name="Source_20_Text"><text:span text:style-name="T13">Type checking </text:span></text:span><text:span text:style-name="Source_20_Text"><text:span text:style-name="T14">API</text:span></text:span></text:p>
          </table:table-cell>
          <table:covered-table-cell/>
        </table:table-row>
        <table:table-row>
          <table:table-cell table:style-name="Table1.A2" office:value-type="string">
            <text:p text:style-name="P5"><text:span text:style-name="Source_20_Text"><text:span text:style-name="T15">noConflict();</text:span></text:span></text:p>
            <text:p text:style-name="P5"><text:span text:style-name="Source_20_Text"><text:span text:style-name="T15">VERSION;</text:span></text:span></text:p>
          </table:table-cell>
          <table:table-cell table:style-name="Table1.B2" table:number-rows-spanned="3" office:value-type="string">
            <text:p text:style-name="P6"><text:span text:style-name="Source_20_Text"><text:span text:style-name="T15"/></text:span></text:p>
            <text:p text:style-name="P6"><text:span text:style-name="Source_20_Text"><text:span text:style-name="T15">isBoolea</text:span></text:span><text:span text:style-name="Source_20_Text"><text:span text:style-name="T16">n</text:span></text:span><text:span text:style-name="Source_20_Text"><text:span text:style-name="T15">(&lt;</text:span></text:span><text:span text:style-name="Source_20_Text"><text:span text:style-name="T17">v</text:span></text:span><text:span text:style-name="Source_20_Text"><text:span text:style-name="T18">alue</text:span></text:span><text:span text:style-name="Source_20_Text"><text:span text:style-name="T15">&gt;);</text:span></text:span></text:p>
            <text:p text:style-name="P6"><text:span text:style-name="Source_20_Text"><text:span text:style-name="T9">isTruthy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9">&gt;);</text:span></text:span></text:p>
            <text:p text:style-name="P6"><text:span text:style-name="Source_20_Text"><text:span text:style-name="T9">isFalsy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9">&gt;);</text:span></text:span><text:span text:style-name="Source_20_Text"><text:span text:style-name="T15"> </text:span></text:span></text:p>
            <text:p text:style-name="P6"><text:span text:style-name="Source_20_Text"><text:span text:style-name="T15"/></text:span></text:p>
            <text:p text:style-name="P7"><text:span text:style-name="Source_20_Text"><text:span text:style-name="T15">isNumber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7"><text:span text:style-name="Source_20_Text"><text:span text:style-name="T15">isNumeric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7"><text:span text:style-name="Source_20_Text"><text:span text:style-name="T15">isFloat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6"><text:span text:style-name="Source_20_Text"><text:span text:style-name="T15">isBigInt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7"><text:span text:style-name="Source_20_Text"><text:span text:style-name="T15"/></text:span></text:p>
            <text:p text:style-name="P7"><text:span text:style-name="Source_20_Text"><text:span text:style-name="T15">isString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7"><text:span text:style-name="Source_20_Text"><text:span text:style-name="T15">isChar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7"><text:span text:style-name="Source_20_Text"><text:span text:style-name="T15"/></text:span></text:p>
            <text:p text:style-name="P6"><text:span text:style-name="Source_20_Text"><text:span text:style-name="T15">isFunction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6"><text:span text:style-name="Source_20_Text"><text:span text:style-name="T15">is</text:span></text:span><text:span text:style-name="Source_20_Text"><text:span text:style-name="T21">Callable</text:span></text:span><text:span text:style-name="Source_20_Text"><text:span text:style-name="T15">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isConstructorFn</text:span></text:span><text:span text:style-name="Source_20_Text"><text:span text:style-name="T22">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22">&gt;);</text:span></text:span></text:p>
            <text:p text:style-name="P6"><text:span text:style-name="Source_20_Text"><text:span text:style-name="T16">isClass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6">&gt;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isGenerator</text:span></text:span><text:span text:style-name="Source_20_Text"><text:span text:style-name="T23">Fn</text:span></text:span><text:span text:style-name="Source_20_Text"><text:span text:style-name="T15">(&lt;</text:span></text:span><text:span text:style-name="Source_20_Text"><text:span text:style-name="T24">v</text:span></text:span><text:span text:style-name="Source_20_Text"><text:span text:style-name="T25">alue</text:span></text:span><text:span text:style-name="Source_20_Text"><text:span text:style-name="T15">&gt;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isAsync</text:span></text:span><text:span text:style-name="Source_20_Text"><text:span text:style-name="T26">Fn</text:span></text:span><text:span text:style-name="Source_20_Text"><text:span text:style-name="T15">(&lt;</text:span></text:span><text:span text:style-name="Source_20_Text"><text:span text:style-name="T24">v</text:span></text:span><text:span text:style-name="Source_20_Text"><text:span text:style-name="T25">alue</text:span></text:span><text:span text:style-name="Source_20_Text"><text:span text:style-name="T15">&gt;);</text:span></text:span></text:p>
            <text:p text:style-name="P6"><text:span text:style-name="Source_20_Text"><text:span text:style-name="T15">isAsyncGeneratorFn(&lt;</text:span></text:span><text:span text:style-name="Source_20_Text"><text:span text:style-name="T24">v</text:span></text:span><text:span text:style-name="Source_20_Text"><text:span text:style-name="T25">alue</text:span></text:span><text:span text:style-name="Source_20_Text"><text:span text:style-name="T15">&gt;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isNull(&lt;</text:span></text:span><text:span text:style-name="Source_20_Text"><text:span text:style-name="T27">v</text:span></text:span><text:span text:style-name="Source_20_Text"><text:span text:style-name="T28">alue</text:span></text:span><text:span text:style-name="Source_20_Text"><text:span text:style-name="T15">&gt;);</text:span></text:span></text:p>
            <text:p text:style-name="P6"><text:span text:style-name="Source_20_Text"><text:span text:style-name="T15">isUndefined(&lt;</text:span></text:span><text:span text:style-name="Source_20_Text"><text:span text:style-name="T29">val</text:span></text:span><text:span text:style-name="Source_20_Text"><text:span text:style-name="T18">ue</text:span></text:span><text:span text:style-name="Source_20_Text"><text:span text:style-name="T15">&gt;);</text:span></text:span></text:p>
            <text:p text:style-name="P6"><text:span text:style-name="Source_20_Text"><text:span text:style-name="T15">isNullOrUndefined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6"><text:span text:style-name="Source_20_Text"><text:span text:style-name="T15">isNil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7"><text:span text:style-name="Source_20_Text"><text:span text:style-name="T15"/></text:span></text:p>
            <text:p text:style-name="P7"><text:span text:style-name="Source_20_Text"><text:span text:style-name="T15">isRegexp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7"><text:span text:style-name="Source_20_Text"><text:span text:style-name="T15"/></text:span></text:p>
            <text:p text:style-name="P7"><text:span text:style-name="Source_20_Text"><text:span text:style-name="T15">isSymbol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7"><text:span text:style-name="Source_20_Text"><text:span text:style-name="T15"/></text:span></text:p>
            <text:p text:style-name="P6"><text:span text:style-name="Source_20_Text"><text:span text:style-name="T15">isPrimitive(&lt;</text:span></text:span><text:span text:style-name="Source_20_Text"><text:span text:style-name="T30">v</text:span></text:span><text:span text:style-name="Source_20_Text"><text:span text:style-name="T31">alue</text:span></text:span><text:span text:style-name="Source_20_Text"><text:span text:style-name="T15">&gt;);</text:span></text:span></text:p>
            <text:p text:style-name="P6"><text:span text:style-name="Source_20_Text"><text:span text:style-name="T15"/></text:span></text:p>
          </table:table-cell>
          <table:table-cell table:style-name="Table1.C2" table:number-rows-spanned="3" office:value-type="string">
            <text:p text:style-name="P6"><text:span text:style-name="Source_20_Text"><text:span text:style-name="T15"/></text:span></text:p>
            <text:p text:style-name="P6"><text:span text:style-name="Source_20_Text"><text:span text:style-name="T15">isObject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6"><text:span text:style-name="Source_20_Text"><text:span text:style-name="T15">isPlainObject(&lt;value&gt;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isDataView(&lt;</text:span></text:span><text:span text:style-name="Source_20_Text"><text:span text:style-name="T17">v</text:span></text:span><text:span text:style-name="Source_20_Text"><text:span text:style-name="T32">al</text:span></text:span><text:span text:style-name="Source_20_Text"><text:span text:style-name="T18">ue</text:span></text:span><text:span text:style-name="Source_20_Text"><text:span text:style-name="T15">&gt;);</text:span></text:span></text:p>
            <text:p text:style-name="P6"><text:span text:style-name="Source_20_Text"><text:span text:style-name="T15">isDate(&lt;</text:span></text:span><text:span text:style-name="Source_20_Text"><text:span text:style-name="T33">v</text:span></text:span><text:span text:style-name="Source_20_Text"><text:span text:style-name="T32">al</text:span></text:span><text:span text:style-name="Source_20_Text"><text:span text:style-name="T34">ue</text:span></text:span><text:span text:style-name="Source_20_Text"><text:span text:style-name="T15">&gt;);</text:span></text:span></text:p>
            <text:p text:style-name="P6"><text:span text:style-name="Source_20_Text"><text:span text:style-name="T15">isPromise(&lt;</text:span></text:span><text:span text:style-name="Source_20_Text"><text:span text:style-name="T30">v</text:span></text:span><text:span text:style-name="Source_20_Text"><text:span text:style-name="T31">alue</text:span></text:span><text:span text:style-name="Source_20_Text"><text:span text:style-name="T15">&gt;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isElement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isMap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text:span text:style-name="Source_20_Text"><text:span text:style-name="T35"> </text:span></text:span></text:p>
            <text:p text:style-name="P6"><text:span text:style-name="Source_20_Text"><text:span text:style-name="T15">isWeakMap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isSet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6"><text:span text:style-name="Source_20_Text"><text:span text:style-name="T15">isWeakSet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7"><text:span text:style-name="Source_20_Text"><text:span text:style-name="T15"/></text:span></text:p>
            <text:p text:style-name="P6"><text:span text:style-name="Source_20_Text"><text:span text:style-name="T15">isArraylike(&lt;value&gt;);</text:span></text:span></text:p>
            <text:p text:style-name="P7"><text:span text:style-name="Source_20_Text"><text:span text:style-name="T15">isTypedArray(&lt;value&gt;);</text:span></text:span></text:p>
            <text:p text:style-name="P7"><text:span text:style-name="Source_20_Text"><text:span text:style-name="T15">isArrayBuffer(&lt;value&gt;);</text:span></text:span></text:p>
            <text:p text:style-name="P7"><text:span text:style-name="Source_20_Text"><text:span text:style-name="T15"/></text:span></text:p>
            <text:p text:style-name="P7"><text:span text:style-name="Source_20_Text"><text:span text:style-name="T15">isIterator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15">&gt;);</text:span></text:span></text:p>
            <text:p text:style-name="P7"><text:span text:style-name="Source_20_Text"><text:span text:style-name="T15">isIterable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15">&gt;);</text:span></text:span></text:p>
            <text:p text:style-name="P7"><text:span text:style-name="Source_20_Text"><text:span text:style-name="T15"/></text:span></text:p>
            <text:p text:style-name="P7"><text:span text:style-name="Source_20_Text"><text:span text:style-name="T15">isEmptyObject(&lt;value&gt;);</text:span></text:span></text:p>
            <text:p text:style-name="P7"><text:span text:style-name="Source_20_Text"><text:span text:style-name="T15">isEmptyArray(&lt;value&gt;);</text:span></text:span></text:p>
            <text:p text:style-name="P7"><text:span text:style-name="Source_20_Text"><text:span text:style-name="T15">isEmptyMap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text:span text:style-name="Source_20_Text"><text:span text:style-name="T38"> </text:span></text:span><text:span text:style-name="Source_20_Text"><text:span text:style-name="T15">isEmptySet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7"><text:span text:style-name="Source_20_Text"><text:span text:style-name="T15">isEmptyIterator(&lt;value&gt;);</text:span></text:span></text:p>
            <text:p text:style-name="P7"><text:span text:style-name="Source_20_Text"><text:span text:style-name="T15"/></text:span></text:p>
            <text:p text:style-name="P7"><text:span text:style-name="Source_20_Text"><text:span text:style-name="T15">isSameObject(&lt;object1&gt;,&lt;object2&gt;);</text:span></text:span></text:p>
            <text:p text:style-name="P7"><text:span text:style-name="Source_20_Text"><text:span text:style-name="T15">isSameArray(&lt;array1&gt;,&lt;array2&gt;);</text:span></text:span></text:p>
            <text:p text:style-name="P7"><text:span text:style-name="Source_20_Text"><text:span text:style-name="T15">isSameMap(&lt;map1&gt;,&lt;map2&gt;);</text:span></text:span></text:p>
            <text:p text:style-name="P7"><text:span text:style-name="Source_20_Text"><text:span text:style-name="T15">isSameSet(&lt;set</text:span></text:span><text:span text:style-name="Source_20_Text"><text:span text:style-name="T39">1</text:span></text:span><text:span text:style-name="Source_20_Text"><text:span text:style-name="T15">&gt;,&lt;set2&gt;);</text:span></text:span></text:p>
            <text:p text:style-name="P7"><text:span text:style-name="Source_20_Text"><text:span text:style-name="T15">isSameIterator(&lt;iter1&gt;,&lt;iter</text:span></text:span><text:span text:style-name="Source_20_Text"><text:span text:style-name="T40">2</text:span></text:span><text:span text:style-name="Source_20_Text"><text:span text:style-name="T15">&gt;);</text:span></text:span></text:p>
          </table:table-cell>
        </table:table-row>
        <table:table-row>
          <table:table-cell table:style-name="Table1.A3" office:value-type="string">
            <text:p text:style-name="P5"><text:span text:style-name="Source_20_Text"><text:span text:style-name="T9">BASE16; BASE</text:span></text:span><text:span text:style-name="Source_20_Text"><text:span text:style-name="T41">32; BASE36; BASE58; BASE62;</text:span></text:span></text:p>
            <text:p text:style-name="P5"><text:span text:style-name="Source_20_Text"><text:span text:style-name="T41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5"><text:span text:style-name="Source_20_Text"><text:span text:style-name="T15">javaHash(&lt;data&gt;[, hexa</text:span></text:span><text:span text:style-name="Source_20_Text"><text:span text:style-name="T42">decimal</text:span></text:span><text:span text:style-name="Source_20_Text"><text:span text:style-name="T15"> </text:span></text:span><text:span text:style-name="Source_20_Text"><text:span text:style-name="T43">= false</text:span></text:span><text:span text:style-name="Source_20_Text"><text:span text:style-name="T15">]);<text:line-break/>b64Encode(&lt;string&gt;); </text:span></text:span></text:p>
            <text:p text:style-name="P5"><text:span text:style-name="Source_20_Text"><text:span text:style-name="T15">b64Decode(&lt;</text:span></text:span><text:span text:style-name="Source_20_Text"><text:span text:style-name="T44">str</text:span></text:span><text:span text:style-name="Source_20_Text"><text:span text:style-name="T18">ing</text:span></text:span><text:span text:style-name="Source_20_Text"><text:span text:style-name="T15">&gt;);<text:line-break/></text:span></text:span></text:p>
            <text:p text:style-name="P5"><text:span text:style-name="Source_20_Text"><text:span text:style-name="T15">extend([deep,]&lt;target&gt;,&lt;source1&gt;[,s</text:span></text:span><text:span text:style-name="Source_20_Text"><text:span text:style-name="T42">ou</text:span></text:span><text:span text:style-name="Source_20_Text"><text:span text:style-name="T15">rc</text:span></text:span><text:span text:style-name="Source_20_Text"><text:span text:style-name="T42">e</text:span></text:span><text:span text:style-name="Source_20_Text"><text:span text:style-name="T15">N]);</text:span></text:span></text:p>
            <text:p text:style-name="P5"><text:span text:style-name="Source_20_Text"><text:span text:style-name="T15">sizeIn(&lt;</text:span></text:span><text:span text:style-name="Source_20_Text"><text:span text:style-name="T45">obj</text:span></text:span><text:span text:style-name="Source_20_Text"><text:span text:style-name="T46">ect</text:span></text:span><text:span text:style-name="Source_20_Text"><text:span text:style-name="T15">&gt;);<text:line-break/></text:span></text:span><text:span text:style-name="Source_20_Text"><text:span text:style-name="T47">popIn(&lt;</text:span></text:span><text:span text:style-name="Source_20_Text"><text:span text:style-name="T48">obj</text:span></text:span><text:span text:style-name="Source_20_Text"><text:span text:style-name="T49">ect</text:span></text:span><text:span text:style-name="Source_20_Text"><text:span text:style-name="T47">&gt;,&lt;</text:span></text:span><text:span text:style-name="Source_20_Text"><text:span text:style-name="T48">prop</text:span></text:span><text:span text:style-name="Source_20_Text"><text:span text:style-name="T49">erty</text:span></text:span><text:span text:style-name="Source_20_Text"><text:span text:style-name="T47">&gt;); </text:span></text:span></text:p>
            <text:p text:style-name="P8"><text:span text:style-name="Source_20_Text"><text:span text:style-name="T15">forIn(&lt;</text:span></text:span><text:span text:style-name="Source_20_Text"><text:span text:style-name="T48">obj</text:span></text:span><text:span text:style-name="Source_20_Text"><text:span text:style-name="T49">ect</text:span></text:span><text:span text:style-name="Source_20_Text"><text:span text:style-name="T15">&gt;,&lt;</text:span></text:span><text:span text:style-name="Source_20_Text"><text:span text:style-name="T48">c</text:span></text:span><text:span text:style-name="Source_20_Text"><text:span text:style-name="T49">allback</text:span></text:span><text:span text:style-name="Source_20_Text"><text:span text:style-name="T15">&gt;);</text:span></text:span></text:p>
            <text:p text:style-name="P5"><text:span text:style-name="Source_20_Text"><text:span text:style-name="T15">f</text:span></text:span><text:span text:style-name="Source_20_Text"><text:span text:style-name="T50">ilter</text:span></text:span><text:span text:style-name="Source_20_Text"><text:span text:style-name="T15">In(&lt;</text:span></text:span><text:span text:style-name="Source_20_Text"><text:span text:style-name="T51">obj</text:span></text:span><text:span text:style-name="Source_20_Text"><text:span text:style-name="T52">ect</text:span></text:span><text:span text:style-name="Source_20_Text"><text:span text:style-name="T15">&gt;,&lt;</text:span></text:span><text:span text:style-name="Source_20_Text"><text:span text:style-name="T52">callback</text:span></text:span><text:span text:style-name="Source_20_Text"><text:span text:style-name="T15">&gt;);</text:span></text:span></text:p>
            <text:p text:style-name="P5"><text:span text:style-name="Source_20_Text"><text:span text:style-name="T15"/></text:span></text:p>
            <text:p text:style-name="P5"><text:span text:style-name="Source_20_Text"><text:span text:style-name="T15">delay(&lt;m</text:span></text:span><text:span text:style-name="Source_20_Text"><text:span text:style-name="T53">ili</text:span></text:span><text:span text:style-name="Source_20_Text"><text:span text:style-name="T15">s</text:span></text:span><text:span text:style-name="Source_20_Text"><text:span text:style-name="T53">ec</text:span></text:span><text:span text:style-name="Source_20_Text"><text:span text:style-name="T15">&gt;).then(&lt;callback&gt;);</text:span></text:span></text:p>
            <text:p text:style-name="P5"><text:span text:style-name="Source_20_Text"><text:span text:style-name="T54">sleep</text:span></text:span><text:span text:style-name="Source_20_Text"><text:span text:style-name="T15">(&lt;m</text:span></text:span><text:span text:style-name="Source_20_Text"><text:span text:style-name="T53">ili</text:span></text:span><text:span text:style-name="Source_20_Text"><text:span text:style-name="T15">s</text:span></text:span><text:span text:style-name="Source_20_Text"><text:span text:style-name="T53">ec</text:span></text:span><text:span text:style-name="Source_20_Text"><text:span text:style-name="T15">&gt;).then(&lt;callback&gt;);</text:span></text:span></text:p>
            <text:p text:style-name="P5"><text:span text:style-name="Source_20_Text"><text:span text:style-name="T15"/></text:span></text:p>
            <text:p text:style-name="P5"><text:span text:style-name="Source_20_Text"><text:span text:style-name="T15">randomBoolean</text:span></text:span><text:span text:style-name="Source_20_Text"><text:span text:style-name="T55">();</text:span></text:span></text:p>
            <text:p text:style-name="P5"><text:span text:style-name="Source_20_Text"><text:span text:style-name="T56">r</text:span></text:span><text:span text:style-name="Source_20_Text"><text:span text:style-name="T55">andomUUIDv7</text:span></text:span><text:span text:style-name="Source_20_Text"><text:span text:style-name="T57">(); </text:span></text:span></text:p>
            <text:p text:style-name="P5"><text:span text:style-name="Source_20_Text"><text:span text:style-name="T58">timestampID([size=21[,alphabet=</text:span></text:span><text:span text:style-name="Source_20_Text"><text:span text:style-name="T54">"ABCDEFGHIJKLMNOPQRSTUVWXYZabcdefghijklmnopqrstuvwxyz0123456789_-"</text:span></text:span><text:span text:style-name="Source_20_Text"><text:span text:style-name="T58">]]);</text:span></text:span></text:p>
            <text:p text:style-name="P5"><text:span text:style-name="Source_20_Text"><text:span text:style-name="T9">nanoid([size=21[,alphabet="123456789ABCDEFGHJKLMNPQRSTUVWXYZabcdefghijkmnopqrstuvwxyz"]]);</text:span></text:span></text:p>
            <text:p text:style-name="P5"><text:span text:style-name="Source_20_Text"><text:span text:style-name="T15">getUrlVars([str=location.search]);</text:span></text:span></text:p>
            <text:p text:style-name="P5"><text:span text:style-name="Source_20_Text"><text:span text:style-name="T15">obj2string(&lt;object&gt;);</text:span></text:span></text:p>
            <text:p text:style-name="P5"><text:span text:style-name="Source_20_Text"><text:span text:style-name="T59">classof</text:span></text:span><text:span text:style-name="Source_20_Text"><text:span text:style-name="T15">(&lt;variable&gt;[,type[,throw=false]</text:span></text:span><text:span text:style-name="Source_20_Text"><text:span text:style-name="T60">]</text:span></text:span><text:span text:style-name="Source_20_Text"><text:span text:style-name="T15">);</text:span></text:span></text:p>
            <text:p text:style-name="P5"><text:span text:style-name="Source_20_Text"><text:span text:style-name="T61">ge</text:span></text:span><text:span text:style-name="Source_20_Text"><text:span text:style-name="T59">t</text:span></text:span><text:span text:style-name="Source_20_Text"><text:span text:style-name="T61">Type</text:span></text:span><text:span text:style-name="Source_20_Text"><text:span text:style-name="T15">(&lt;variable&gt;[,type[,throw=false]</text:span></text:span><text:span text:style-name="Source_20_Text"><text:span text:style-name="T60">]</text:span></text:span><text:span text:style-name="Source_20_Text"><text:span text:style-name="T15">);</text:span></text:span></text:p>
            <text:p text:style-name="P5"><text:span text:style-name="Source_20_Text"><text:span text:style-name="T15">bind(&lt;</text:span></text:span><text:span text:style-name="Source_20_Text"><text:span text:style-name="T49">function</text:span></text:span><text:span text:style-name="Source_20_Text"><text:span text:style-name="T15">&gt;,&lt;context&gt;);</text:span></text:span></text:p>
            <text:p text:style-name="P5"><text:span text:style-name="Source_20_Text"><text:span text:style-name="T62">unBind</text:span></text:span><text:span text:style-name="Source_20_Text"><text:span text:style-name="T63">(&lt;</text:span></text:span><text:span text:style-name="Source_20_Text"><text:span text:style-name="T64">f</text:span></text:span><text:span text:style-name="Source_20_Text"><text:span text:style-name="T65">unction</text:span></text:span><text:span text:style-name="Source_20_Text"><text:span text:style-name="T63">&gt;);</text:span></text:span></text:p>
            <text:p text:style-name="P5"><text:span text:style-name="Source_20_Text"><text:span text:style-name="T15">constant(&lt;value&gt;);</text:span></text:span></text:p>
            <text:p text:style-name="P5"><text:span text:style-name="Source_20_Text"><text:span text:style-name="T66">identity(&lt;value&gt;);</text:span></text:span></text:p>
            <text:p text:style-name="P5"><text:span text:style-name="Source_20_Text"><text:span text:style-name="T15">noop();</text:span></text:span></text:p>
            <text:p text:style-name="P5"><text:span text:style-name="Source_20_Text"><text:span text:style-name="T15">T();</text:span></text:span></text:p>
            <text:p text:style-name="P5"><text:span text:style-name="Source_20_Text"><text:span text:style-name="T15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9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0">String API</text:p>
          </table:table-cell>
          <table:table-cell table:style-name="Table5.B1" office:value-type="string">
            <text:p text:style-name="P11">DOM <text:span text:style-name="T67">API</text:span></text:p>
          </table:table-cell>
        </table:table-row>
        <table:table-row table:style-name="Table5.2">
          <table:table-cell table:style-name="Table5.A2" office:value-type="string">
            <text:p text:style-name="P5"><text:span text:style-name="Source_20_Text"><text:span text:style-name="T15"/></text:span></text:p>
            <text:p text:style-name="P5"><text:span text:style-name="Source_20_Text"><text:span text:style-name="T15">strProper</text:span></text:span><text:span text:style-name="Source_20_Text"><text:span text:style-name="T68">c</text:span></text:span><text:span text:style-name="Source_20_Text"><text:span text:style-name="T15">ase(&lt;</text:span></text:span><text:span text:style-name="Source_20_Text"><text:span text:style-name="T69">str</text:span></text:span><text:span text:style-name="Source_20_Text"><text:span text:style-name="T70">ing</text:span></text:span><text:span text:style-name="Source_20_Text"><text:span text:style-name="T15">&gt;); </text:span></text:span></text:p>
            <text:p text:style-name="P5"><text:span text:style-name="Source_20_Text"><text:span text:style-name="T71">s</text:span></text:span><text:span text:style-name="Source_20_Text"><text:span text:style-name="T15">tr</text:span></text:span><text:span text:style-name="Source_20_Text"><text:span text:style-name="T72">T</text:span></text:span><text:span text:style-name="Source_20_Text"><text:span text:style-name="T73">itle</text:span></text:span><text:span text:style-name="Source_20_Text"><text:span text:style-name="T68">c</text:span></text:span><text:span text:style-name="Source_20_Text"><text:span text:style-name="T15">ase(&lt;</text:span></text:span><text:span text:style-name="Source_20_Text"><text:span text:style-name="T69">str</text:span></text:span><text:span text:style-name="Source_20_Text"><text:span text:style-name="T70">ing</text:span></text:span><text:span text:style-name="Source_20_Text"><text:span text:style-name="T15">&gt;);</text:span></text:span></text:p>
            <text:p text:style-name="P5"><text:span text:style-name="Source_20_Text"><text:span text:style-name="T15"/></text:span></text:p>
            <text:p text:style-name="P5"><text:span text:style-name="Source_20_Text"><text:span text:style-name="T15">strCapitalize(&lt;</text:span></text:span><text:span text:style-name="Source_20_Text"><text:span text:style-name="T69">str</text:span></text:span><text:span text:style-name="Source_20_Text"><text:span text:style-name="T70">ing</text:span></text:span><text:span text:style-name="Source_20_Text"><text:span text:style-name="T15">&gt;);</text:span></text:span></text:p>
            <text:p text:style-name="P5"><text:span text:style-name="Source_20_Text"><text:span text:style-name="T74"/></text:span></text:p>
            <text:p text:style-name="P5"><text:span text:style-name="Source_20_Text"><text:span text:style-name="T74">strTruncate(&lt;s</text:span></text:span><text:span text:style-name="Source_20_Text"><text:span text:style-name="T75">tring</text:span></text:span><text:span text:style-name="Source_20_Text"><text:span text:style-name="T74">&gt;);</text:span></text:span></text:p>
            <text:p text:style-name="P5"><text:span text:style-name="Source_20_Text"><text:span text:style-name="T15"/></text:span></text:p>
            <text:p text:style-name="P5"><text:span text:style-name="Source_20_Text"><text:span text:style-name="T15">strUpFirst(&lt;</text:span></text:span><text:span text:style-name="Source_20_Text"><text:span text:style-name="T69">str</text:span></text:span><text:span text:style-name="Source_20_Text"><text:span text:style-name="T70">ing</text:span></text:span><text:span text:style-name="Source_20_Text"><text:span text:style-name="T15">&gt;);</text:span></text:span></text:p>
            <text:p text:style-name="P5"><text:span text:style-name="Source_20_Text"><text:span text:style-name="T15">strDownFirst(&lt;</text:span></text:span><text:span text:style-name="Source_20_Text"><text:span text:style-name="T76">str</text:span></text:span><text:span text:style-name="Source_20_Text"><text:span text:style-name="T49">ing</text:span></text:span><text:span text:style-name="Source_20_Text"><text:span text:style-name="T15">&gt;);</text:span></text:span></text:p>
            <text:p text:style-name="P5"><text:span text:style-name="Source_20_Text"><text:span text:style-name="T15"/></text:span></text:p>
            <text:p text:style-name="P5"><text:span text:style-name="Source_20_Text"><text:span text:style-name="T15">strReverse(&lt;</text:span></text:span><text:span text:style-name="Source_20_Text"><text:span text:style-name="T36">s</text:span></text:span><text:span text:style-name="Source_20_Text"><text:span text:style-name="T70">tring</text:span></text:span><text:span text:style-name="Source_20_Text"><text:span text:style-name="T15">&gt;);</text:span></text:span></text:p>
            <text:p text:style-name="P5"><text:span text:style-name="Source_20_Text"><text:span text:style-name="T15"/></text:span></text:p>
            <text:p text:style-name="P5"><text:span text:style-name="Source_20_Text"><text:span text:style-name="T15">strCodePoints(&lt;</text:span></text:span><text:span text:style-name="Source_20_Text"><text:span text:style-name="T38">s</text:span></text:span><text:span text:style-name="Source_20_Text"><text:span text:style-name="T75">tring</text:span></text:span><text:span text:style-name="Source_20_Text"><text:span text:style-name="T15">&gt;);</text:span></text:span></text:p>
            <text:p text:style-name="P5"><text:span text:style-name="Source_20_Text"><text:span text:style-name="T15">strFromCodePoints(&lt;</text:span></text:span><text:span text:style-name="Source_20_Text"><text:span text:style-name="T77">iterator</text:span></text:span><text:span text:style-name="Source_20_Text"><text:span text:style-name="T15">&gt;);</text:span></text:span></text:p>
            <text:p text:style-name="P5"><text:span text:style-name="Source_20_Text"><text:span text:style-name="T15"/></text:span></text:p>
            <text:p text:style-name="P5"><text:span text:style-name="Source_20_Text"><text:span text:style-name="T15">strAt(&lt;</text:span></text:span><text:span text:style-name="Source_20_Text"><text:span text:style-name="T78">str</text:span></text:span><text:span text:style-name="Source_20_Text"><text:span text:style-name="T79">ing</text:span></text:span><text:span text:style-name="Source_20_Text"><text:span text:style-name="T15">&gt;,&lt;index&gt;[, newChar]);</text:span></text:span></text:p>
            <text:p text:style-name="P5"><text:span text:style-name="Source_20_Text"><text:span text:style-name="T15">strSplice(&lt;</text:span></text:span><text:span text:style-name="Source_20_Text"><text:span text:style-name="T78">str</text:span></text:span><text:span text:style-name="Source_20_Text"><text:span text:style-name="T15">&gt;,&lt;index&gt;,&lt;count&gt;[, add</text:span></text:span><text:span text:style-name="Source_20_Text"><text:span text:style-name="T80">]);</text:span></text:span></text:p>
            <text:p text:style-name="P5"><text:span text:style-name="Source_20_Text"><text:span text:style-name="T81"/></text:span></text:p>
            <text:p text:style-name="P5"><text:span text:style-name="Source_20_Text"><text:span text:style-name="T81">str</text:span></text:span><text:span text:style-name="Source_20_Text"><text:span text:style-name="T82">HTML</text:span></text:span><text:span text:style-name="Source_20_Text"><text:span text:style-name="T81">RemoveTags(&lt;string&gt;);</text:span></text:span></text:p>
            <text:p text:style-name="P5"><text:span text:style-name="Source_20_Text"><text:span text:style-name="T81">strHTMLEscape(&lt;</text:span></text:span><text:span text:style-name="Source_20_Text"><text:span text:style-name="T69">str</text:span></text:span><text:span text:style-name="Source_20_Text"><text:span text:style-name="T70">ing</text:span></text:span><text:span text:style-name="Source_20_Text"><text:span text:style-name="T81">&gt;);</text:span></text:span></text:p>
            <text:p text:style-name="P5"><text:span text:style-name="Source_20_Text"><text:span text:style-name="T81">strHTML</text:span></text:span><text:span text:style-name="Source_20_Text"><text:span text:style-name="T83">Un</text:span></text:span><text:span text:style-name="Source_20_Text"><text:span text:style-name="T81">Escape(&lt;</text:span></text:span><text:span text:style-name="Source_20_Text"><text:span text:style-name="T69">str</text:span></text:span><text:span text:style-name="Source_20_Text"><text:span text:style-name="T70">ing</text:span></text:span><text:span text:style-name="Source_20_Text"><text:span text:style-name="T81">&gt;);</text:span></text:span></text:p>
            <text:p text:style-name="P5"><text:span text:style-name="Source_20_Text"><text:span text:style-name="T81"/></text:span></text:p>
          </table:table-cell>
          <table:table-cell table:style-name="Table5.B2" table:number-rows-spanned="3" office:value-type="string">
            <text:p text:style-name="P7"><text:span text:style-name="Source_20_Text"><text:span text:style-name="T15">qsa(&lt;selector&gt;[, context]).forEach(&lt;</text:span></text:span><text:span text:style-name="Source_20_Text"><text:span text:style-name="T84">c</text:span></text:span><text:span text:style-name="Source_20_Text"><text:span text:style-name="T85">allback</text:span></text:span><text:span text:style-name="Source_20_Text"><text:span text:style-name="T15">&gt;);</text:span></text:span></text:p>
            <text:p text:style-name="P7"><text:span text:style-name="Source_20_Text"><text:span text:style-name="T15">qs(&lt;selector&gt;[, context]);</text:span></text:span></text:p>
            <text:p text:style-name="P7"><text:span text:style-name="Source_20_Text"><text:span text:style-name="T15">domReady(&lt;</text:span></text:span><text:span text:style-name="Source_20_Text"><text:span text:style-name="T84">callback</text:span></text:span><text:span text:style-name="Source_20_Text"><text:span text:style-name="T15">&gt;);</text:span></text:span></text:p>
            <text:p text:style-name="P7"><text:span text:style-name="Source_20_Text"><text:span text:style-name="T86">domClear(&lt;</text:span></text:span><text:span text:style-name="Source_20_Text"><text:span text:style-name="T87">element&gt;</text:span></text:span><text:span text:style-name="Source_20_Text"><text:span text:style-name="T86">);</text:span></text:span></text:p>
            <text:p text:style-name="P7"><text:span text:style-name="Source_20_Text"><text:span text:style-name="T15">domCreate(&lt;type&gt;[, properties[, innerHTML]]);</text:span></text:span></text:p>
            <text:p text:style-name="P7"><text:span text:style-name="Source_20_Text"><text:span text:style-name="T15">domCreate(&lt;</text:span></text:span><text:bookmark text:name="result_box Copy 1"/><text:span text:style-name="Source_20_Text"><text:span text:style-name="T15">element descriptive object&gt;);</text:span></text:span></text:p>
            <text:p text:style-name="P7"><text:span text:style-name="Source_20_Text"><text:span text:style-name="T15">domToElement(&lt;</text:span></text:span><text:bookmark text:name="result_box1 Copy 1"/><text:span text:style-name="Source_20_Text"><text:span text:style-name="T15">htmlString&gt;);</text:span></text:span></text:p>
            <text:p text:style-name="P7"><text:span text:style-name="Source_20_Text"><text:span text:style-name="T15">domGetCSS(&lt;element&gt;</text:span></text:span><text:span text:style-name="Source_20_Text"><text:span text:style-name="T88">[</text:span></text:span><text:span text:style-name="Source_20_Text"><text:span text:style-name="T15">, property</text:span></text:span><text:span text:style-name="Source_20_Text"><text:span text:style-name="T89">]</text:span></text:span><text:span text:style-name="Source_20_Text"><text:span text:style-name="T15">);</text:span></text:span></text:p>
            <text:p text:style-name="P7"><text:span text:style-name="Source_20_Text"><text:span text:style-name="T15">domSetCSS(&lt;element&gt;,&lt;property&gt;,&lt;value&gt;);</text:span></text:span></text:p>
            <text:p text:style-name="P7"><text:span text:style-name="Source_20_Text"><text:span text:style-name="T15">domSetCSS(&lt;element&gt;,&lt;properties&gt;);</text:span></text:span></text:p>
            <text:p text:style-name="P7"><text:span text:style-name="Source_20_Text"><text:span text:style-name="T15">domFadeIn(&lt;element&gt;[,duration[, display]]);</text:span></text:span></text:p>
            <text:p text:style-name="P7"><text:span text:style-name="Source_20_Text"><text:span text:style-name="T15">domFadeOut(&lt;element&gt;[,duration]); </text:span></text:span></text:p>
            <text:p text:style-name="P7"><text:span text:style-name="Source_20_Text"><text:span text:style-name="T15">domFadeToggle(&lt;elem</text:span></text:span><text:span text:style-name="Source_20_Text"><text:span text:style-name="T90">ent</text:span></text:span><text:span text:style-name="Source_20_Text"><text:span text:style-name="T15">&gt;[, duration[, display]]);</text:span></text:span></text:p>
            <text:p text:style-name="P7"><text:span text:style-name="Source_20_Text"><text:span text:style-name="T15">domShow(&lt;element&gt;[, display]);</text:span></text:span></text:p>
            <text:p text:style-name="P7"><text:span text:style-name="Source_20_Text"><text:span text:style-name="T15">domHide(&lt;</text:span></text:span><text:span text:style-name="Source_20_Text"><text:span text:style-name="T44">el</text:span></text:span><text:span text:style-name="Source_20_Text"><text:span text:style-name="T91">ement</text:span></text:span><text:span text:style-name="Source_20_Text"><text:span text:style-name="T15">&gt;);</text:span></text:span></text:p>
            <text:p text:style-name="P7"><text:span text:style-name="Source_20_Text"><text:span text:style-name="T15">domToggle(&lt;element&gt;[, display]);</text:span></text:span></text:p>
            <text:p text:style-name="P7"><text:span text:style-name="Source_20_Text"><text:span text:style-name="T15">domIsHidden(&lt;element&gt;);</text:span></text:span></text:p>
            <text:p text:style-name="P7"><text:span text:style-name="Source_20_Text"><text:span text:style-name="T92">domScrollToTop();</text:span></text:span></text:p>
            <text:p text:style-name="P7"><text:span text:style-name="Source_20_Text"><text:span text:style-name="T93">domScrollToBottom();</text:span></text:span></text:p>
            <text:p text:style-name="P7"><text:span text:style-name="Source_20_Text"><text:span text:style-name="T15">domScrollToElement(&lt;element&gt;[, top = true]);<text:line-break/>domSiblings(&lt;element&gt;);</text:span></text:span></text:p>
            <text:p text:style-name="P7"><text:span text:style-name="Source_20_Text"><text:span text:style-name="T15">domSiblingsPrev(&lt;element&gt;);</text:span></text:span></text:p>
            <text:p text:style-name="P7"><text:span text:style-name="Source_20_Text"><text:span text:style-name="T15">domSiblings</text:span></text:span><text:span text:style-name="Source_20_Text"><text:span text:style-name="T94">Left</text:span></text:span><text:span text:style-name="Source_20_Text"><text:span text:style-name="T15">(&lt;element&gt;);</text:span></text:span></text:p>
            <text:p text:style-name="P7"><text:span text:style-name="Source_20_Text"><text:span text:style-name="T15">domSiblingsNext(&lt;element&gt;);</text:span></text:span></text:p>
            <text:p text:style-name="P7"><text:span text:style-name="Source_20_Text"><text:span text:style-name="T15">domSiblings</text:span></text:span><text:span text:style-name="Source_20_Text"><text:span text:style-name="T94">Right</text:span></text:span><text:span text:style-name="Source_20_Text"><text:span text:style-name="T15">(&lt;element&gt;);</text:span></text:span></text:p>
            <text:p text:style-name="P7"><text:span text:style-name="Source_20_Text"><text:span text:style-name="T95">domGetC</text:span></text:span><text:span text:style-name="Source_20_Text"><text:span text:style-name="T96">SS</text:span></text:span><text:span text:style-name="Source_20_Text"><text:span text:style-name="T95">Var(&lt;name&gt;);</text:span></text:span></text:p>
            <text:p text:style-name="P7"><text:span text:style-name="Source_20_Text"><text:span text:style-name="T15">domSetC</text:span></text:span><text:span text:style-name="Source_20_Text"><text:span text:style-name="T96">SS</text:span></text:span><text:span text:style-name="Source_20_Text"><text:span text:style-name="T15">Var(</text:span></text:span><text:span text:style-name="Source_20_Text"><text:span text:style-name="T95">&lt;</text:span></text:span><text:span text:style-name="Source_20_Text"><text:span text:style-name="T15">n</text:span></text:span><text:span text:style-name="Source_20_Text"><text:span text:style-name="T95">ame&gt;</text:span></text:span><text:span text:style-name="Source_20_Text"><text:span text:style-name="T15">,</text:span></text:span><text:span text:style-name="Source_20_Text"><text:span text:style-name="T95">&lt;</text:span></text:span><text:span text:style-name="Source_20_Text"><text:span text:style-name="T15">v</text:span></text:span><text:span text:style-name="Source_20_Text"><text:span text:style-name="T95">alue&gt;</text:span></text:span><text:span text:style-name="Source_20_Text"><text:span text:style-name="T15">);</text:span></text:span></text:p>
            <text:p text:style-name="P7"><text:span text:style-name="Source_20_Text"><text:span text:style-name="T15">importScript(&lt;script1&gt;[, scriptN]);</text:span></text:span></text:p>
            <text:p text:style-name="P7"><text:span text:style-name="Source_20_Text"><text:span text:style-name="T15">importStyle(&lt;style1&gt;[, styleN]);</text:span></text:span></text:p>
            <text:p text:style-name="P8"><text:span text:style-name="Source_20_Text"><text:span text:style-name="T15">setFullscreenOn(&lt;selector&gt;</text:span></text:span><text:span text:style-name="Source_20_Text"><text:span text:style-name="T97">);</text:span></text:span></text:p>
            <text:p text:style-name="P8"><text:span text:style-name="Source_20_Text"><text:span text:style-name="T15">setFullscreenOn(&lt;element&gt;);</text:span></text:span></text:p>
            <text:p text:style-name="P7"><text:span text:style-name="Source_20_Text"><text:span text:style-name="T15">setFullscreenOff();</text:span></text:span></text:p>
            <text:p text:style-name="P12"><text:span text:style-name="Source_20_Text"><text:span text:style-name="T15">getFullscreen();<text:line-break/>form2array(&lt;form&gt;);</text:span></text:span></text:p>
            <text:p text:style-name="P12"><text:span text:style-name="Source_20_Text"><text:span text:style-name="T15">form2string(&lt;form&gt;);</text:span></text:span></text:p>
            <text:p text:style-name="P7"><text:span text:style-name="Source_20_Text"><text:span text:style-name="T15">getDoNotTrack();</text:span></text:span></text:p>
            <text:p text:style-name="P7"><text:span text:style-name="Source_20_Text"><text:span text:style-name="T15">getLocation(&lt;success&gt;[, error]);</text:span></text:span></text:p>
            <text:p text:style-name="P7"><text:span text:style-name="Source_20_Text"><text:span text:style-name="T15">createFile(&lt;filename&gt;,&lt;content&gt;[, dType]);</text:span></text:span></text:p>
          </table:table-cell>
        </table:table-row>
        <table:table-row table:style-name="Table5.3">
          <table:table-cell table:style-name="Table5.A3" office:value-type="string">
            <text:p text:style-name="P13"><text:span text:style-name="Source_20_Text"><text:span text:style-name="T98">Assertion</text:span></text:span><text:span text:style-name="Source_20_Text"><text:span text:style-name="T99"> API</text:span></text:span></text:p>
          </table:table-cell>
          <table:covered-table-cell table:style-name="Table5.B2"/>
        </table:table-row>
        <table:table-row table:style-name="Table5.4">
          <table:table-cell table:style-name="Table5.A4" office:value-type="string">
            <text:p text:style-name="P5"><text:span text:style-name="Source_20_Text"><text:span text:style-name="T75"/></text:span></text:p>
            <text:p text:style-name="P5"><text:span text:style-name="Source_20_Text"><text:span text:style-name="T75">a</text:span></text:span><text:span text:style-name="Source_20_Text"><text:span text:style-name="T15">ssert</text:span></text:span><text:span text:style-name="Source_20_Text"><text:span text:style-name="T75">(&lt;value&gt;[, message = "value"]);</text:span></text:span></text:p>
            <text:p text:style-name="P5"><text:span text:style-name="Source_20_Text"><text:span text:style-name="T15">assertTrue</text:span></text:span><text:span text:style-name="Source_20_Text"><text:span text:style-name="T75">(&lt;value&gt;[, message = "value"]);</text:span></text:span></text:p>
            <text:p text:style-name="P5"><text:span text:style-name="Source_20_Text"><text:span text:style-name="T75"/></text:span></text:p>
            <text:p text:style-name="P5"><text:span text:style-name="Source_20_Text"><text:span text:style-name="T15">assertFalse</text:span></text:span><text:span text:style-name="Source_20_Text"><text:span text:style-name="T75">(&lt;value&gt;[, message = "value"]);</text:span></text:span></text:p>
            <text:p text:style-name="P5"><text:span text:style-name="Source_20_Text"><text:span text:style-name="T15"/></text:span></text:p>
            <text:p text:style-name="P5"><text:span text:style-name="Source_20_Text"><text:span text:style-name="T15">assertEqual</text:span></text:span><text:span text:style-name="Source_20_Text"><text:span text:style-name="T75">(&lt;value1&gt;,&lt;value2&gt;[, message = "value</text:span></text:span><text:span text:style-name="Source_20_Text"><text:span text:style-name="T100">s</text:span></text:span><text:span text:style-name="Source_20_Text"><text:span text:style-name="T75">"]);</text:span></text:span></text:p>
            <text:p text:style-name="P5"><text:span text:style-name="Source_20_Text"><text:span text:style-name="T15">assertNotEqual</text:span></text:span><text:span text:style-name="Source_20_Text"><text:span text:style-name="T75">&lt;value1&gt;,&lt;value2&gt;[, message = "value</text:span></text:span><text:span text:style-name="Source_20_Text"><text:span text:style-name="T100">s</text:span></text:span><text:span text:style-name="Source_20_Text"><text:span text:style-name="T75">"]);</text:span></text:span></text:p>
            <text:p text:style-name="P5"><text:span text:style-name="Source_20_Text"><text:span text:style-name="T15"/></text:span></text:p>
            <text:p text:style-name="P5"><text:span text:style-name="Source_20_Text"><text:span text:style-name="T15">assertStrictEqual</text:span></text:span><text:span text:style-name="Source_20_Text"><text:span text:style-name="T75">&lt;value1&gt;,&lt;value2&gt;[, message = "value"]);</text:span></text:span></text:p>
            <text:p text:style-name="P5"><text:span text:style-name="Source_20_Text"><text:span text:style-name="T15">assertNotStrictEqual</text:span></text:span><text:span text:style-name="Source_20_Text"><text:span text:style-name="T75">&lt;value1&gt;,&lt;value2&gt;[, message = "value</text:span></text:span><text:span text:style-name="Source_20_Text"><text:span text:style-name="T100">s</text:span></text:span><text:span text:style-name="Source_20_Text"><text:span text:style-name="T75">"]);</text:span></text:span></text:p>
            <text:p text:style-name="P5"><text:span text:style-name="Source_20_Text"><text:span text:style-name="T75"/></text:span></text:p>
          </table:table-cell>
          <table:covered-table-cell table:style-name="Table5.B2"/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15"><text:span text:style-name="Source_20_Text"><text:span text:style-name="T101">Collections </text:span></text:span><text:span text:style-name="Source_20_Text"><text:span text:style-name="T102">API</text:span></text:span></text:p>
          </table:table-cell>
          <table:covered-table-cell/>
          <table:table-cell table:style-name="Table4.C1" office:value-type="string">
            <text:p text:style-name="P16">Polyfills</text:p>
          </table:table-cell>
        </table:table-row>
        <table:table-row>
          <table:table-cell table:style-name="Table4.A2" table:number-rows-spanned="3" office:value-type="string">
            <text:p text:style-name="P17"><text:span text:style-name="Source_20_Text"><text:span text:style-name="T103">arrayCreate([length = 0]);</text:span></text:span></text:p>
            <text:p text:style-name="P17"><text:span text:style-name="Source_20_Text"><text:span text:style-name="T103">arrayDeepClone(&lt;array&gt;);</text:span></text:span></text:p>
            <text:p text:style-name="P17"><text:span text:style-name="Source_20_Text"><text:span text:style-name="T103">arrayMerge(&lt;targe</text:span></text:span><text:span text:style-name="Source_20_Text"><text:span text:style-name="T104">t</text:span></text:span><text:span text:style-name="Source_20_Text"><text:span text:style-name="T103">&gt;,&lt;s</text:span></text:span><text:span text:style-name="Source_20_Text"><text:span text:style-name="T105">ou</text:span></text:span><text:span text:style-name="Source_20_Text"><text:span text:style-name="T104">r</text:span></text:span><text:span text:style-name="Source_20_Text"><text:span text:style-name="T103">c</text:span></text:span><text:span text:style-name="Source_20_Text"><text:span text:style-name="T105">e</text:span></text:span><text:span text:style-name="Source_20_Text"><text:span text:style-name="T103">1&gt;[, </text:span></text:span><text:span text:style-name="Source_20_Text"><text:span text:style-name="T104">s</text:span></text:span><text:span text:style-name="Source_20_Text"><text:span text:style-name="T105">ou</text:span></text:span><text:span text:style-name="Source_20_Text"><text:span text:style-name="T104">r</text:span></text:span><text:span text:style-name="Source_20_Text"><text:span text:style-name="T105">ce</text:span></text:span><text:span text:style-name="Source_20_Text"><text:span text:style-name="T103">N]);</text:span></text:span></text:p>
            <text:p text:style-name="P18"><text:span text:style-name="Source_20_Text"><text:span text:style-name="T106">arrayAdd</text:span></text:span><text:span text:style-name="Source_20_Text"><text:span text:style-name="T103">(&lt;array&gt;,&lt;value&gt;);</text:span></text:span></text:p>
            <text:p text:style-name="P18"><text:span text:style-name="Source_20_Text"><text:span text:style-name="T103">arrayClear(&lt;array&gt;); </text:span></text:span></text:p>
            <text:p text:style-name="P18"><text:span text:style-name="Source_20_Text"><text:span text:style-name="T107">arrayRemove(&lt;array&gt;,&lt;value&gt;[, all </text:span></text:span><text:span text:style-name="Source_20_Text"><text:span text:style-name="T108">= false</text:span></text:span><text:span text:style-name="Source_20_Text"><text:span text:style-name="T107">]);</text:span></text:span></text:p>
            <text:p text:style-name="P19"><text:span text:style-name="Source_20_Text"><text:span text:style-name="T107">arrayRemove</text:span></text:span><text:span text:style-name="Source_20_Text"><text:span text:style-name="T109">By</text:span></text:span><text:span text:style-name="Source_20_Text"><text:span text:style-name="T107">(&lt;array&gt;,&lt;</text:span></text:span><text:span text:style-name="Source_20_Text"><text:span text:style-name="T109">callback</text:span></text:span><text:span text:style-name="Source_20_Text"><text:span text:style-name="T107">&gt;[, all</text:span></text:span><text:span text:style-name="Source_20_Text"><text:span text:style-name="T108">=false</text:span></text:span><text:span text:style-name="Source_20_Text"><text:span text:style-name="T107">]);</text:span></text:span></text:p>
            <text:p text:style-name="P20"><text:span text:style-name="Source_20_Text"><text:span text:style-name="T110"/></text:span></text:p>
            <text:p text:style-name="P20"><text:span text:style-name="Source_20_Text"><text:span text:style-name="T110">arrayRange([start=0[,end = </text:span></text:span><text:span text:style-name="Source_20_Text"><text:span text:style-name="T111">99</text:span></text:span><text:span text:style-name="Source_20_Text"><text:span text:style-name="T110">[,step = 1]]]);</text:span></text:span></text:p>
            <text:p text:style-name="P21"><text:span text:style-name="Source_20_Text"><text:span text:style-name="T112">iterRange([start=0[, step=1[, end=Infinity]]]);</text:span></text:span></text:p>
            <text:p text:style-name="P22"><text:span text:style-name="Source_20_Text"><text:span text:style-name="T9">arrayCycle(&lt;</text:span></text:span><text:span text:style-name="Source_20_Text"><text:span text:style-name="T113">iterator</text:span></text:span><text:span text:style-name="Source_20_Text"><text:span text:style-name="T9">&gt;[, n </text:span></text:span><text:span text:style-name="Source_20_Text"><text:span text:style-name="T114">= 100</text:span></text:span><text:span text:style-name="Source_20_Text"><text:span text:style-name="T9">]);</text:span></text:span></text:p>
            <text:p text:style-name="P21"><text:span text:style-name="Source_20_Text"><text:span text:style-name="T112">iterCycle(&lt;iter&gt;[, n </text:span></text:span><text:span text:style-name="Source_20_Text"><text:span text:style-name="T115">= Infinity</text:span></text:span><text:span text:style-name="Source_20_Text"><text:span text:style-name="T112">]);</text:span></text:span></text:p>
            <text:p text:style-name="P23"><text:span text:style-name="Source_20_Text"><text:span text:style-name="T9">arrayRepeat(&lt;value&gt;[, n </text:span></text:span><text:span text:style-name="Source_20_Text"><text:span text:style-name="T116">= 100</text:span></text:span><text:span text:style-name="Source_20_Text"><text:span text:style-name="T9">]);</text:span></text:span></text:p>
            <text:p text:style-name="P21"><text:span text:style-name="Source_20_Text"><text:span text:style-name="T9">iterRepeat(&lt;value&gt;[, n </text:span></text:span><text:span text:style-name="Source_20_Text"><text:span text:style-name="T115">= Infinity</text:span></text:span><text:span text:style-name="Source_20_Text"><text:span text:style-name="T9">]);</text:span></text:span></text:p>
            <text:p text:style-name="P21"><text:span text:style-name="Source_20_Text"><text:span text:style-name="T9"/></text:span></text:p>
            <text:p text:style-name="P24"><text:span text:style-name="Source_20_Text"><text:span text:style-name="T117">unique(&lt;iterator&gt;[,resolver]);</text:span></text:span></text:p>
            <text:p text:style-name="P24"><text:span text:style-name="Source_20_Text"><text:span text:style-name="T112">slice(&lt;</text:span></text:span><text:span text:style-name="Source_20_Text"><text:span text:style-name="T113">iterator</text:span></text:span><text:span text:style-name="Source_20_Text"><text:span text:style-name="T112">&gt;[, begin=0[, end = Infinity]]);</text:span></text:span></text:p>
            <text:p text:style-name="P22"><text:span text:style-name="Source_20_Text"><text:span text:style-name="T112">withOut(&lt;</text:span></text:span><text:span text:style-name="Source_20_Text"><text:span text:style-name="T113">iterator</text:span></text:span><text:span text:style-name="Source_20_Text"><text:span text:style-name="T112">&gt;,&lt;filter</text:span></text:span><text:span text:style-name="Source_20_Text"><text:span text:style-name="T113">Iterator </text:span></text:span><text:span text:style-name="Source_20_Text"><text:span text:style-name="T112">&gt;);</text:span></text:span></text:p>
            <text:p text:style-name="P25"><text:span text:style-name="Source_20_Text"><text:span text:style-name="T9">reduce(&lt;</text:span></text:span><text:span text:style-name="Source_20_Text"><text:span text:style-name="T113">iterator</text:span></text:span><text:span text:style-name="Source_20_Text"><text:span text:style-name="T9">&gt;,&lt;callback&gt;[, initialvalue]);</text:span></text:span></text:p>
            <text:p text:style-name="P25"><text:span text:style-name="Source_20_Text"><text:span text:style-name="T118">count</text:span></text:span><text:span text:style-name="Source_20_Text"><text:span text:style-name="T9">(&lt;</text:span></text:span><text:span text:style-name="Source_20_Text"><text:span text:style-name="T113">iterator</text:span></text:span><text:span text:style-name="Source_20_Text"><text:span text:style-name="T9">&gt;,&lt;callback&gt;);</text:span></text:span></text:p>
            <text:p text:style-name="P26"><text:span text:style-name="Source_20_Text"><text:span text:style-name="T119"/></text:span></text:p>
            <text:p text:style-name="P25"><text:span text:style-name="Source_20_Text"><text:span text:style-name="T9">take(&lt;</text:span></text:span><text:span text:style-name="Source_20_Text"><text:span text:style-name="T113">iterator</text:span></text:span><text:span text:style-name="Source_20_Text"><text:span text:style-name="T9">&gt;[, n </text:span></text:span><text:span text:style-name="Source_20_Text"><text:span text:style-name="T120">= 1</text:span></text:span><text:span text:style-name="Source_20_Text"><text:span text:style-name="T9">]);</text:span></text:span></text:p>
            <text:p text:style-name="P25"><text:span text:style-name="Source_20_Text"><text:span text:style-name="T9">takeWhile(&lt;</text:span></text:span><text:span text:style-name="Source_20_Text"><text:span text:style-name="T113">iterator</text:span></text:span><text:span text:style-name="Source_20_Text"><text:span text:style-name="T9">&gt;,&lt;callback&gt;);</text:span></text:span></text:p>
            <text:p text:style-name="P25"><text:span text:style-name="Source_20_Text"><text:span text:style-name="T9">takeRight(&lt;</text:span></text:span><text:span text:style-name="Source_20_Text"><text:span text:style-name="T113">iterator</text:span></text:span><text:span text:style-name="Source_20_Text"><text:span text:style-name="T9">&gt;[, n </text:span></text:span><text:span text:style-name="Source_20_Text"><text:span text:style-name="T120">= 1</text:span></text:span><text:span text:style-name="Source_20_Text"><text:span text:style-name="T9">]);</text:span></text:span></text:p>
            <text:p text:style-name="P25"><text:span text:style-name="Source_20_Text"><text:span text:style-name="T9">takeRightWhile(&lt;</text:span></text:span><text:span text:style-name="Source_20_Text"><text:span text:style-name="T113">iterator</text:span></text:span><text:span text:style-name="Source_20_Text"><text:span text:style-name="T9">&gt;,&lt;callback&gt;);</text:span></text:span></text:p>
            <text:p text:style-name="P25"><text:span text:style-name="Source_20_Text"><text:span text:style-name="T9">drop(&lt;</text:span></text:span><text:span text:style-name="Source_20_Text"><text:span text:style-name="T113">iterator</text:span></text:span><text:span text:style-name="Source_20_Text"><text:span text:style-name="T9">&gt;[, n </text:span></text:span><text:span text:style-name="Source_20_Text"><text:span text:style-name="T120">= 1</text:span></text:span><text:span text:style-name="Source_20_Text"><text:span text:style-name="T9">]);</text:span></text:span><text:span text:style-name="Source_20_Text"><text:span text:style-name="T121"> </text:span></text:span></text:p>
            <text:p text:style-name="P25"><text:span text:style-name="Source_20_Text"><text:span text:style-name="T9">dropWhile(&lt;</text:span></text:span><text:span text:style-name="Source_20_Text"><text:span text:style-name="T113">iterator</text:span></text:span><text:span text:style-name="Source_20_Text"><text:span text:style-name="T9">&gt;,&lt;callback&gt;);</text:span></text:span></text:p>
            <text:p text:style-name="P25"><text:span text:style-name="Source_20_Text"><text:span text:style-name="T9">dropRight(&lt;</text:span></text:span><text:span text:style-name="Source_20_Text"><text:span text:style-name="T113">iterator</text:span></text:span><text:span text:style-name="Source_20_Text"><text:span text:style-name="T9">&gt;[, n </text:span></text:span><text:span text:style-name="Source_20_Text"><text:span text:style-name="T120">= 1</text:span></text:span><text:span text:style-name="Source_20_Text"><text:span text:style-name="T9">]);</text:span></text:span></text:p>
            <text:p text:style-name="P25"><text:span text:style-name="Source_20_Text"><text:span text:style-name="T9">dropRightWhile(&lt;</text:span></text:span><text:span text:style-name="Source_20_Text"><text:span text:style-name="T113">iterator</text:span></text:span><text:span text:style-name="Source_20_Text"><text:span text:style-name="T9">&gt;,&lt;callback&gt;);</text:span></text:span></text:p>
            <text:p text:style-name="P25"><text:span text:style-name="Source_20_Text"><text:span text:style-name="T9"/></text:span></text:p>
            <text:p text:style-name="P25"><text:span text:style-name="Source_20_Text"><text:span text:style-name="T9">isSuperset();</text:span></text:span></text:p>
            <text:p text:style-name="P25"><text:span text:style-name="Source_20_Text"><text:span text:style-name="T9">arrayDifference();</text:span></text:span></text:p>
            <text:p text:style-name="P25"><text:span text:style-name="Source_20_Text"><text:span text:style-name="T9">arrayIntersection();</text:span></text:span></text:p>
            <text:p text:style-name="P25"><text:span text:style-name="Source_20_Text"><text:span text:style-name="T9">arraySymmetricDifference();</text:span></text:span></text:p>
            <text:p text:style-name="P25"><text:span text:style-name="Source_20_Text"><text:span text:style-name="T9">arrayUnion();</text:span></text:span></text:p>
            <text:p text:style-name="P25"><text:span text:style-name="Source_20_Text"><text:span text:style-name="T9">setDifference();</text:span></text:span></text:p>
            <text:p text:style-name="P25"><text:span text:style-name="Source_20_Text"><text:span text:style-name="T9">setIntersection();</text:span></text:span></text:p>
            <text:p text:style-name="P25"><text:span text:style-name="Source_20_Text"><text:span text:style-name="T9">setSymmetricDifference();</text:span></text:span></text:p>
            <text:p text:style-name="P25"><text:span text:style-name="Source_20_Text"><text:span text:style-name="T9">setUnion();</text:span></text:span></text:p>
          </table:table-cell>
          <table:table-cell table:style-name="Table4.B2" table:number-rows-spanned="3" office:value-type="string">
            <text:p text:style-name="P22"><text:span text:style-name="Source_20_Text"><text:span text:style-name="T122">forEach</text:span></text:span><text:span text:style-name="Source_20_Text"><text:span text:style-name="T112">(&lt;</text:span></text:span><text:span text:style-name="Source_20_Text"><text:span text:style-name="T113">iterator</text:span></text:span><text:span text:style-name="Source_20_Text"><text:span text:style-name="T112">&gt;,&lt;callback&gt;);</text:span></text:span></text:p>
            <text:p text:style-name="P27"><text:span text:style-name="Source_20_Text"><text:span text:style-name="T123">map(&lt;</text:span></text:span><text:span text:style-name="Source_20_Text"><text:span text:style-name="T124">iterator</text:span></text:span><text:span text:style-name="Source_20_Text"><text:span text:style-name="T123">&gt;,&lt;callback&gt;);</text:span></text:span></text:p>
            <text:p text:style-name="P25"><text:span text:style-name="Source_20_Text"><text:span text:style-name="T112">enumerate(&lt;</text:span></text:span><text:span text:style-name="Source_20_Text"><text:span text:style-name="T113">iterator</text:span></text:span><text:span text:style-name="Source_20_Text"><text:span text:style-name="T112">&gt;[, offset = 0]);</text:span></text:span></text:p>
            <text:p text:style-name="P25"><text:span text:style-name="Source_20_Text"><text:span text:style-name="T125">entries</text:span></text:span><text:span text:style-name="Source_20_Text"><text:span text:style-name="T112">(&lt;</text:span></text:span><text:span text:style-name="Source_20_Text"><text:span text:style-name="T113">iterator</text:span></text:span><text:span text:style-name="Source_20_Text"><text:span text:style-name="T112">&gt;[, offset = 0]);</text:span></text:span></text:p>
            <text:p text:style-name="P25"><text:span text:style-name="Source_20_Text"><text:span text:style-name="T9">size(&lt;</text:span></text:span><text:span text:style-name="Source_20_Text"><text:span text:style-name="T113">iterator</text:span></text:span><text:span text:style-name="Source_20_Text"><text:span text:style-name="T9">&gt;);</text:span></text:span></text:p>
            <text:p text:style-name="P28"><text:span text:style-name="Source_20_Text"><text:span text:style-name="T126"/></text:span></text:p>
            <text:p text:style-name="P25"><text:span text:style-name="Source_20_Text"><text:span text:style-name="T9">every(&lt;</text:span></text:span><text:span text:style-name="Source_20_Text"><text:span text:style-name="T113">iterator</text:span></text:span><text:span text:style-name="Source_20_Text"><text:span text:style-name="T9">&gt;,&lt;</text:span></text:span><text:span text:style-name="Source_20_Text"><text:span text:style-name="T127">callback</text:span></text:span><text:span text:style-name="Source_20_Text"><text:span text:style-name="T9">&gt;);</text:span></text:span></text:p>
            <text:p text:style-name="P25"><text:span text:style-name="Source_20_Text"><text:span text:style-name="T9">some(&lt;</text:span></text:span><text:span text:style-name="Source_20_Text"><text:span text:style-name="T113">iterator</text:span></text:span><text:span text:style-name="Source_20_Text"><text:span text:style-name="T9">&gt;,&lt;</text:span></text:span><text:span text:style-name="Source_20_Text"><text:span text:style-name="T127">callback</text:span></text:span><text:span text:style-name="Source_20_Text"><text:span text:style-name="T9">&gt;);</text:span></text:span><text:span text:style-name="Source_20_Text"><text:span text:style-name="T128"> </text:span></text:span></text:p>
            <text:p text:style-name="P25"><text:span text:style-name="Source_20_Text"><text:span text:style-name="T112">none(&lt;</text:span></text:span><text:span text:style-name="Source_20_Text"><text:span text:style-name="T113">iterator</text:span></text:span><text:span text:style-name="Source_20_Text"><text:span text:style-name="T112">&gt;,&lt;</text:span></text:span><text:span text:style-name="Source_20_Text"><text:span text:style-name="T127">callback</text:span></text:span><text:span text:style-name="Source_20_Text"><text:span text:style-name="T112">&gt;);</text:span></text:span></text:p>
            <text:p text:style-name="P28"><text:span text:style-name="Source_20_Text"><text:span text:style-name="T126"/></text:span></text:p>
            <text:p text:style-name="P25"><text:span text:style-name="Source_20_Text"><text:span text:style-name="T9">includes(&lt;</text:span></text:span><text:span text:style-name="Source_20_Text"><text:span text:style-name="T113">iterator</text:span></text:span><text:span text:style-name="Source_20_Text"><text:span text:style-name="T9">&gt;,&lt;value&gt;);</text:span></text:span></text:p>
            <text:p text:style-name="P25"><text:span text:style-name="Source_20_Text"><text:span text:style-name="T129">contains</text:span></text:span><text:span text:style-name="Source_20_Text"><text:span text:style-name="T9">(&lt;</text:span></text:span><text:span text:style-name="Source_20_Text"><text:span text:style-name="T113">iterator</text:span></text:span><text:span text:style-name="Source_20_Text"><text:span text:style-name="T9">&gt;,&lt;value&gt;);</text:span></text:span></text:p>
            <text:p text:style-name="P25"><text:span text:style-name="Source_20_Text"><text:span text:style-name="T9">find(&lt;</text:span></text:span><text:span text:style-name="Source_20_Text"><text:span text:style-name="T113">iterator</text:span></text:span><text:span text:style-name="Source_20_Text"><text:span text:style-name="T9">&gt;,&lt;</text:span></text:span><text:span text:style-name="Source_20_Text"><text:span text:style-name="T127">callback</text:span></text:span><text:span text:style-name="Source_20_Text"><text:span text:style-name="T9">&gt;);</text:span></text:span></text:p>
            <text:p text:style-name="P25"><text:span text:style-name="Source_20_Text"><text:span text:style-name="T9">findLast(&lt;</text:span></text:span><text:span text:style-name="Source_20_Text"><text:span text:style-name="T113">iterator</text:span></text:span><text:span text:style-name="Source_20_Text"><text:span text:style-name="T9">&gt;,&lt;callback&gt;);</text:span></text:span></text:p>
            <text:p text:style-name="P25"><text:span text:style-name="Source_20_Text"><text:span text:style-name="T9">filter(&lt;</text:span></text:span><text:span text:style-name="Source_20_Text"><text:span text:style-name="T113">iterator</text:span></text:span><text:span text:style-name="Source_20_Text"><text:span text:style-name="T9">&gt;,&lt;</text:span></text:span><text:span text:style-name="Source_20_Text"><text:span text:style-name="T127">callback</text:span></text:span><text:span text:style-name="Source_20_Text"><text:span text:style-name="T9">&gt;);</text:span></text:span></text:p>
            <text:p text:style-name="P25"><text:span text:style-name="Source_20_Text"><text:span text:style-name="T130">reject(&lt;</text:span></text:span><text:span text:style-name="Source_20_Text"><text:span text:style-name="T113">iterator</text:span></text:span><text:span text:style-name="Source_20_Text"><text:span text:style-name="T130">&gt;,&lt;</text:span></text:span><text:span text:style-name="Source_20_Text"><text:span text:style-name="T127">callback</text:span></text:span><text:span text:style-name="Source_20_Text"><text:span text:style-name="T130">&gt;);</text:span></text:span></text:p>
            <text:p text:style-name="P22"><text:span text:style-name="Source_20_Text"><text:span text:style-name="T131">p</text:span></text:span><text:span text:style-name="Source_20_Text"><text:span text:style-name="T132">artition(&lt;</text:span></text:span><text:span text:style-name="Source_20_Text"><text:span text:style-name="T133">iterator</text:span></text:span><text:span text:style-name="Source_20_Text"><text:span text:style-name="T132">&gt;,&lt;</text:span></text:span><text:span text:style-name="Source_20_Text"><text:span text:style-name="T134">c</text:span></text:span><text:span text:style-name="Source_20_Text"><text:span text:style-name="T135">all</text:span></text:span><text:span text:style-name="Source_20_Text"><text:span text:style-name="T134">b</text:span></text:span><text:span text:style-name="Source_20_Text"><text:span text:style-name="T135">ack</text:span></text:span><text:span text:style-name="Source_20_Text"><text:span text:style-name="T132">&gt;);</text:span></text:span></text:p>
            <text:p text:style-name="P29"><text:span text:style-name="Source_20_Text"><text:span text:style-name="T136"/></text:span></text:p>
            <text:p text:style-name="P22"><text:span text:style-name="Source_20_Text"><text:span text:style-name="T9">zip(&lt;</text:span></text:span><text:span text:style-name="Source_20_Text"><text:span text:style-name="T113">iterator1</text:span></text:span><text:span text:style-name="Source_20_Text"><text:span text:style-name="T9">&gt;[, </text:span></text:span><text:span text:style-name="Source_20_Text"><text:span text:style-name="T113">iteratorN</text:span></text:span><text:span text:style-name="Source_20_Text"><text:span text:style-name="T9">]);</text:span></text:span></text:p>
            <text:p text:style-name="P30"><text:span text:style-name="Source_20_Text"><text:span text:style-name="T137">unzip(&lt;</text:span></text:span><text:span text:style-name="Source_20_Text"><text:span text:style-name="T133">iterator</text:span></text:span><text:span text:style-name="Source_20_Text"><text:span text:style-name="T137">&gt;);</text:span></text:span></text:p>
            <text:p text:style-name="P30"><text:span text:style-name="Source_20_Text"><text:span text:style-name="T137">zipObj(&lt;</text:span></text:span><text:span text:style-name="Source_20_Text"><text:span text:style-name="T133">iterator1</text:span></text:span><text:span text:style-name="Source_20_Text"><text:span text:style-name="T137">&gt;,&lt;</text:span></text:span><text:span text:style-name="Source_20_Text"><text:span text:style-name="T133">iterator2</text:span></text:span><text:span text:style-name="Source_20_Text"><text:span text:style-name="T137">&gt;);</text:span></text:span></text:p>
            <text:p text:style-name="P25"><text:span text:style-name="Source_20_Text"><text:span text:style-name="T138">shuffle(&lt;</text:span></text:span><text:span text:style-name="Source_20_Text"><text:span text:style-name="T113">iterator</text:span></text:span><text:span text:style-name="Source_20_Text"><text:span text:style-name="T138">&gt;);</text:span></text:span></text:p>
            <text:p text:style-name="P31"><text:span text:style-name="Source_20_Text"><text:span text:style-name="T103">min(&lt;</text:span></text:span><text:span text:style-name="Source_20_Text"><text:span text:style-name="T139">value1&gt;[, valueN]</text:span></text:span><text:span text:style-name="Source_20_Text"><text:span text:style-name="T103">);</text:span></text:span></text:p>
            <text:p text:style-name="P32"><text:span text:style-name="Source_20_Text"><text:span text:style-name="T140">max(&lt;</text:span></text:span><text:span text:style-name="Source_20_Text"><text:span text:style-name="T139">value1&gt;[, valueN]</text:span></text:span><text:span text:style-name="Source_20_Text"><text:span text:style-name="T140">);</text:span></text:span></text:p>
            <text:p text:style-name="P25"><text:span text:style-name="Source_20_Text"><text:span text:style-name="T141">sort(&lt;</text:span></text:span><text:span text:style-name="Source_20_Text"><text:span text:style-name="T113">iterator</text:span></text:span><text:span text:style-name="Source_20_Text"><text:span text:style-name="T141">&gt;</text:span></text:span><text:span text:style-name="Source_20_Text"><text:span text:style-name="T142">[</text:span></text:span><text:span text:style-name="Source_20_Text"><text:span text:style-name="T141">, number</text:span></text:span><text:span text:style-name="Source_20_Text"><text:span text:style-name="T143">s = false</text:span></text:span><text:span text:style-name="Source_20_Text"><text:span text:style-name="T142">]</text:span></text:span><text:span text:style-name="Source_20_Text"><text:span text:style-name="T141">);</text:span></text:span></text:p>
            <text:p text:style-name="P25"><text:span text:style-name="Source_20_Text"><text:span text:style-name="T138">reverse(&lt;</text:span></text:span><text:span text:style-name="Source_20_Text"><text:span text:style-name="T113">iterator</text:span></text:span><text:span text:style-name="Source_20_Text"><text:span text:style-name="T144">&gt;</text:span></text:span><text:span text:style-name="Source_20_Text"><text:span text:style-name="T138">);</text:span></text:span></text:p>
            <text:p text:style-name="P33"><text:span text:style-name="Source_20_Text"><text:span text:style-name="T9"/></text:span></text:p>
            <text:p text:style-name="P22"><text:span text:style-name="Source_20_Text"><text:span text:style-name="T9">item(&lt;</text:span></text:span><text:span text:style-name="Source_20_Text"><text:span text:style-name="T113">iterator</text:span></text:span><text:span text:style-name="Source_20_Text"><text:span text:style-name="T9">&gt;,&lt;index&gt;);</text:span></text:span></text:p>
            <text:p text:style-name="P22"><text:span text:style-name="Source_20_Text"><text:span text:style-name="T145">nth(&lt;</text:span></text:span><text:span text:style-name="Source_20_Text"><text:span text:style-name="T113">iterator</text:span></text:span><text:span text:style-name="Source_20_Text"><text:span text:style-name="T145">&gt;,&lt;index&gt;);</text:span></text:span></text:p>
            <text:p text:style-name="P25"><text:span text:style-name="Source_20_Text"><text:span text:style-name="T9">first(&lt;</text:span></text:span><text:span text:style-name="Source_20_Text"><text:span text:style-name="T113">iterator</text:span></text:span><text:span text:style-name="Source_20_Text"><text:span text:style-name="T9">&gt;);</text:span></text:span></text:p>
            <text:p text:style-name="P25"><text:span text:style-name="Source_20_Text"><text:span text:style-name="T146">head(&lt;</text:span></text:span><text:span text:style-name="Source_20_Text"><text:span text:style-name="T133">iterator</text:span></text:span><text:span text:style-name="Source_20_Text"><text:span text:style-name="T146">&gt;);</text:span></text:span></text:p>
            <text:p text:style-name="P34"><text:span text:style-name="Source_20_Text"><text:span text:style-name="T103">last(&lt;</text:span></text:span><text:span text:style-name="Source_20_Text"><text:span text:style-name="T124">iterator</text:span></text:span><text:span text:style-name="Source_20_Text"><text:span text:style-name="T103">&gt;);</text:span></text:span></text:p>
            <text:p text:style-name="P35">initial(&lt;<text:span text:style-name="Source_20_Text"><text:span text:style-name="T147">iterator</text:span></text:span>&gt;);</text:p>
            <text:p text:style-name="P25"><text:span text:style-name="Source_20_Text"><text:span text:style-name="T9">tail(&lt;</text:span></text:span><text:span text:style-name="Source_20_Text"><text:span text:style-name="T113">iterator</text:span></text:span><text:span text:style-name="Source_20_Text"><text:span text:style-name="T9">&gt;);</text:span></text:span></text:p>
            <text:p text:style-name="P25"><text:span text:style-name="Source_20_Text"><text:span text:style-name="T9"/></text:span></text:p>
            <text:p text:style-name="P25"><text:span text:style-name="Source_20_Text"><text:span text:style-name="T148">flat(&lt;</text:span></text:span><text:span text:style-name="Source_20_Text"><text:span text:style-name="T113">iterator</text:span></text:span><text:span text:style-name="Source_20_Text"><text:span text:style-name="T148">&gt;);</text:span></text:span></text:p>
            <text:p text:style-name="P25"><text:span text:style-name="Source_20_Text"><text:span text:style-name="T9">concat(&lt;</text:span></text:span><text:span text:style-name="Source_20_Text"><text:span text:style-name="T113">iterator1</text:span></text:span><text:span text:style-name="Source_20_Text"><text:span text:style-name="T9">&gt;[, </text:span></text:span><text:span text:style-name="Source_20_Text"><text:span text:style-name="T113">iteratorN</text:span></text:span><text:span text:style-name="Source_20_Text"><text:span text:style-name="T9">]);</text:span></text:span></text:p>
            <text:p text:style-name="P25"><text:span text:style-name="Source_20_Text"><text:span text:style-name="T112">join(&lt;</text:span></text:span><text:span text:style-name="Source_20_Text"><text:span text:style-name="T113">iterator</text:span></text:span><text:span text:style-name="Source_20_Text"><text:span text:style-name="T112">&gt;[, separator </text:span></text:span><text:span text:style-name="Source_20_Text"><text:span text:style-name="T149">= ","</text:span></text:span><text:span text:style-name="Source_20_Text"><text:span text:style-name="T112">]);</text:span></text:span></text:p>
          </table:table-cell>
          <table:table-cell table:style-name="Table4.C2" office:value-type="string">
            <text:p text:style-name="P36"><text:span text:style-name="Source_20_Text"><text:span text:style-name="T103"/></text:span></text:p>
            <text:p text:style-name="P37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03">Array.fromAsync(); </text:span></text:span></text:a></text:p>
            <text:p text:style-name="P37"><text:span text:style-name="Source_20_Text"><text:span text:style-name="T103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50">Array.prototype.toReversed();</text:span></text:span></text:a></text:p>
            <text:p text:style-name="P36"><text:span text:style-name="Source_20_Text"><text:span text:style-name="T103"/></text:span></text:p>
            <text:p text:style-name="P36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03">Array.prototype.toSorted();</text:span></text:span></text:a></text:p>
            <text:p text:style-name="P36"><text:span text:style-name="Source_20_Text"><text:span text:style-name="T103"/></text:span></text:p>
            <text:p text:style-name="P36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03">Array.prototype.toSpliced();</text:span></text:span></text:a></text:p>
            <text:p text:style-name="P36"><text:span text:style-name="Source_20_Text"><text:span text:style-name="T103"/></text:span></text:p>
            <text:p text:style-name="P36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03">Array.prototype.with();</text:span></text:span></text:a></text:p>
            <text:p text:style-name="P38"><text:span text:style-name="Source_20_Text"><text:span text:style-name="T103"/></text:span></text:p>
            <text:p text:style-name="P38"><text:a xlink:type="simple" xlink:href="https://developer.mozilla.org/en-US/docs/Web/API/Crypto/randomUUID" text:style-name="Internet_20_link" text:visited-style-name="Visited_20_Internet_20_Link"><text:span text:style-name="Source_20_Text"><text:span text:style-name="T103">crypto.randomUUID();</text:span></text:span></text:a></text:p>
            <text:p text:style-name="P38"><text:span text:style-name="Source_20_Text"><text:span text:style-name="T103"/></text:span></text:p>
            <text:p text:style-name="P39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51">Error.isError();</text:span></text:span></text:a></text:p>
            <text:p text:style-name="P38"><text:span text:style-name="Source_20_Text"><text:span text:style-name="T103"/></text:span></text:p>
            <text:p text:style-name="P38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03">globalThis;</text:span></text:span></text:a></text:p>
            <text:p text:style-name="P38"><text:span text:style-name="Source_20_Text"><text:span text:style-name="T103"/></text:span></text:p>
            <text:p text:style-name="P38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03">Map.groupBy();</text:span></text:span></text:a></text:p>
            <text:p text:style-name="P40"><text:span text:style-name="Source_20_Text"><text:span text:style-name="T103"/></text:span></text:p>
            <text:p text:style-name="P40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03">Math.sumPrecise();</text:span></text:span></text:a></text:p>
            <text:p text:style-name="P40"><text:span text:style-name="Source_20_Text"><text:span text:style-name="T103"/></text:span></text:p>
            <text:p text:style-name="P38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2">Object.groupBy();</text:span></text:span></text:a></text:p>
            <text:p text:style-name="P38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03">Object</text:span></text:span><text:span text:style-name="Source_20_Text"><text:span text:style-name="T153">.</text:span></text:span><text:span text:style-name="Source_20_Text"><text:span text:style-name="T154">hasOwn();</text:span></text:span></text:a></text:p>
            <text:p text:style-name="P38"><text:span text:style-name="Source_20_Text"><text:span text:style-name="T103"/></text:span></text:p>
            <text:p text:style-name="P41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55">TypedArray.prototype.toReversed();</text:span></text:span></text:a><text:span text:style-name="T9"/></text:p>
            <text:p text:style-name="P41"><text:span text:style-name="Source_20_Text"><text:span text:style-name="T155"/></text:span></text:p>
            <text:p text:style-name="P41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55">TypedArray.prototype.toSorted();</text:span></text:span></text:a><text:span text:style-name="T9"/></text:p>
            <text:p text:style-name="P41"><text:span text:style-name="Source_20_Text"><text:span text:style-name="T155"/></text:span></text:p>
            <text:p text:style-name="P41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55">TypedArray.prototype.with();</text:span></text:span></text:a></text:p>
            <text:p text:style-name="P41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42"><text:span text:style-name="T156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43"><text:span text:style-name="Source_20_Text"><text:span text:style-name="T103"/></text:span></text:p>
            <text:p text:style-name="P43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03">BigInt.prototype.toJSON();</text:span></text:span></text:a></text:p>
            <text:p text:style-name="P44"><text:span text:style-name="Source_20_Text"><text:span text:style-name="T157"/></text:span></text:p>
            <text:p text:style-name="P44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58">window.</text:span></text:span><text:span text:style-name="Source_20_Text"><text:span text:style-name="T157">A</text:span></text:span><text:span text:style-name="Source_20_Text"><text:span text:style-name="T103">syncFunction</text:span></text:span><text:span text:style-name="Source_20_Text"><text:span text:style-name="T157">();</text:span></text:span></text:a></text:p>
            <text:p text:style-name="P44"><text:span text:style-name="Source_20_Text"><text:span text:style-name="T103"/></text:span></text:p>
            <text:p text:style-name="P44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58">window.</text:span></text:span><text:span text:style-name="Source_20_Text"><text:span text:style-name="T103">GeneratorFunction();</text:span></text:span></text:a></text:p>
            <text:p text:style-name="P44"><text:span text:style-name="Source_20_Text"><text:span text:style-name="T103"/></text:span></text:p>
          </table:table-cell>
        </table:table-row>
      </table:table>
      <text:p text:style-name="P45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46">Math <text:span text:style-name="T67">API</text:span></text:p>
          </table:table-cell>
          <table:covered-table-cell/>
          <table:table-cell table:style-name="Table2.C1" office:value-type="string">
            <text:p text:style-name="P47">Abstract <text:span text:style-name="T67">API</text:span></text:p>
          </table:table-cell>
        </table:table-row>
        <table:table-row table:style-name="Table2.2">
          <table:table-cell table:style-name="Table2.A2" table:number-rows-spanned="2" office:value-type="string">
            <text:p text:style-name="P48"/>
            <text:p text:style-name="P48">sum(&lt;value1&gt;[,valueN]);</text:p>
            <text:p text:style-name="P48">avg(&lt;value1&gt;[,valueN]);</text:p>
            <text:p text:style-name="P48">product(&lt;value1&gt;[,valueN]);</text:p>
            <text:p text:style-name="P48"/>
            <text:p text:style-name="P48">clamp(&lt;value&gt;,&lt;min&gt;,&lt;max&gt;);</text:p>
            <text:p text:style-name="P49"><text:span text:style-name="T159">minmax</text:span>(&lt;value&gt;,&lt;min&gt;,&lt;max&gt;);</text:p>
            <text:p text:style-name="P48"/>
            <text:p text:style-name="P50">isEven(&lt;value&gt;);</text:p>
            <text:p text:style-name="P50">isOdd(&lt;val<text:span text:style-name="T160">ue</text:span>&gt;);</text:p>
            <text:p text:style-name="P50"/>
            <text:p text:style-name="P51"><text:span text:style-name="Source_20_Text"><text:span text:style-name="T15">randomInt([max]);</text:span></text:span></text:p>
            <text:p text:style-name="P52"><text:span text:style-name="Source_20_Text"><text:span text:style-name="T15">randomInt(&lt;min&gt;,&lt;max&gt;);</text:span></text:span></text:p>
            <text:p text:style-name="P52"><text:span text:style-name="Source_20_Text"><text:span text:style-name="T15"/></text:span></text:p>
            <text:p text:style-name="P51"><text:span text:style-name="Source_20_Text"><text:span text:style-name="T15">randomFloat([max]);</text:span></text:span></text:p>
            <text:p text:style-name="P52"><text:span text:style-name="Source_20_Text"><text:span text:style-name="T15">randomFloat(&lt;min&gt;,&lt;max&gt;);</text:span></text:span></text:p>
            <text:p text:style-name="P51"><text:span text:style-name="Source_20_Text"><text:span text:style-name="T161"/></text:span></text:p>
            <text:p text:style-name="P51"><text:span text:style-name="Source_20_Text"><text:span text:style-name="T15">inRange(&lt;value&gt;,&lt;min&gt;,&lt;max&gt;);</text:span></text:span></text:p>
            <text:p text:style-name="P51"><text:span text:style-name="Source_20_Text"><text:span text:style-name="T162">signbit(&lt;value&gt;);</text:span></text:span></text:p>
          </table:table-cell>
          <table:table-cell table:style-name="Table2.B2" office:value-type="string">
            <text:p text:style-name="P53"><text:span text:style-name="T163">t</text:span><text:span text:style-name="T164">oInt8(&lt;value&gt;);</text:span></text:p>
            <text:p text:style-name="P54">toInt16(&lt;value&gt;);</text:p>
            <text:p text:style-name="P54">toInt32(&lt;value&gt;);</text:p>
            <text:p text:style-name="P55">toUInt8(&lt;value&gt;);</text:p>
            <text:p text:style-name="P55">toUInt<text:span text:style-name="T165">1</text:span>6(&lt;value&gt;);</text:p>
            <text:p text:style-name="P55">toUInt32(&lt;value&gt;;</text:p>
            <text:p text:style-name="P54">toBigInt64(&lt;value&gt;);</text:p>
            <text:p text:style-name="P54">toBigUInt64(&lt;value&gt;);</text:p>
            <text:p text:style-name="P56">toFloat<text:span text:style-name="T166">16</text:span>(&lt;value&gt;);</text:p>
            <text:p text:style-name="P57">toFloat32(&lt;value&gt;);</text:p>
          </table:table-cell>
          <table:table-cell table:style-name="Table2.C2" table:number-rows-spanned="4" office:value-type="string">
            <text:p text:style-name="P58"><text:span text:style-name="Source_20_Text"><text:span text:style-name="T81">createDataProperty(&lt;</text:span></text:span><text:span text:style-name="Source_20_Text"><text:span text:style-name="T167">o</text:span></text:span><text:span text:style-name="Source_20_Text"><text:span text:style-name="T168">bject</text:span></text:span><text:span text:style-name="Source_20_Text"><text:span text:style-name="T81">&gt;,&lt;</text:span></text:span><text:span text:style-name="Source_20_Text"><text:span text:style-name="T169">pr</text:span></text:span><text:span text:style-name="Source_20_Text"><text:span text:style-name="T170">operty</text:span></text:span><text:span text:style-name="Source_20_Text"><text:span text:style-name="T81">&gt;,&lt;</text:span></text:span><text:span text:style-name="Source_20_Text"><text:span text:style-name="T171">val</text:span></text:span><text:span text:style-name="Source_20_Text"><text:span text:style-name="T172">ue</text:span></text:span><text:span text:style-name="Source_20_Text"><text:span text:style-name="T81">&gt;);</text:span></text:span></text:p>
            <text:p text:style-name="P58"><text:span text:style-name="Source_20_Text"><text:span text:style-name="T173">c</text:span></text:span><text:span text:style-name="Source_20_Text"><text:span text:style-name="T81">reateDataPropertyOrThrow(&lt;</text:span></text:span><text:span text:style-name="Source_20_Text"><text:span text:style-name="T167">o</text:span></text:span><text:span text:style-name="Source_20_Text"><text:span text:style-name="T168">bject</text:span></text:span><text:span text:style-name="Source_20_Text"><text:span text:style-name="T81">&gt;,&lt;</text:span></text:span><text:span text:style-name="Source_20_Text"><text:span text:style-name="T174">property</text:span></text:span><text:span text:style-name="Source_20_Text"><text:span text:style-name="T81">&gt;,&lt;</text:span></text:span><text:span text:style-name="Source_20_Text"><text:span text:style-name="T175">val</text:span></text:span><text:span text:style-name="Source_20_Text"><text:span text:style-name="T176">ue</text:span></text:span><text:span text:style-name="Source_20_Text"><text:span text:style-name="T81">&gt;);</text:span></text:span></text:p>
            <text:p text:style-name="P58"><text:span text:style-name="Source_20_Text"><text:span text:style-name="T81">createMethodProperty(&lt;</text:span></text:span><text:span text:style-name="Source_20_Text"><text:span text:style-name="T167">o</text:span></text:span><text:span text:style-name="Source_20_Text"><text:span text:style-name="T168">bject</text:span></text:span><text:span text:style-name="Source_20_Text"><text:span text:style-name="T81">&gt;,&lt;</text:span></text:span><text:span text:style-name="Source_20_Text"><text:span text:style-name="T169">pr</text:span></text:span><text:span text:style-name="Source_20_Text"><text:span text:style-name="T170">operty</text:span></text:span><text:span text:style-name="Source_20_Text"><text:span text:style-name="T81">&gt;,&lt;</text:span></text:span><text:span text:style-name="Source_20_Text"><text:span text:style-name="T171">val</text:span></text:span><text:span text:style-name="Source_20_Text"><text:span text:style-name="T172">ue</text:span></text:span><text:span text:style-name="Source_20_Text"><text:span text:style-name="T81">&gt;);</text:span></text:span></text:p>
            <text:p text:style-name="P58"><text:span text:style-name="Source_20_Text"><text:span text:style-name="T81">createMethodPropertyOrThrow(&lt;</text:span></text:span><text:span text:style-name="Source_20_Text"><text:span text:style-name="T167">o</text:span></text:span><text:span text:style-name="Source_20_Text"><text:span text:style-name="T168">bject</text:span></text:span><text:span text:style-name="Source_20_Text"><text:span text:style-name="T81">&gt;,&lt;</text:span></text:span><text:span text:style-name="Source_20_Text"><text:span text:style-name="T174">prop</text:span></text:span><text:span text:style-name="Source_20_Text"><text:span text:style-name="T81">&gt;,&lt;</text:span></text:span><text:span text:style-name="Source_20_Text"><text:span text:style-name="T175">val</text:span></text:span><text:span text:style-name="Source_20_Text"><text:span text:style-name="T177">ue</text:span></text:span><text:span text:style-name="Source_20_Text"><text:span text:style-name="T81">&gt;);</text:span></text:span></text:p>
            <text:p text:style-name="P58"><text:span text:style-name="Source_20_Text"><text:span text:style-name="T81">createPolyfillMethod(&lt;</text:span></text:span><text:span text:style-name="Source_20_Text"><text:span text:style-name="T167">o</text:span></text:span><text:span text:style-name="Source_20_Text"><text:span text:style-name="T168">bject</text:span></text:span><text:span text:style-name="Source_20_Text"><text:span text:style-name="T81">&gt;,&lt;</text:span></text:span><text:span text:style-name="Source_20_Text"><text:span text:style-name="T169">pr</text:span></text:span><text:span text:style-name="Source_20_Text"><text:span text:style-name="T170">operty</text:span></text:span><text:span text:style-name="Source_20_Text"><text:span text:style-name="T81">&gt;,&lt;</text:span></text:span><text:span text:style-name="Source_20_Text"><text:span text:style-name="T171">val</text:span></text:span><text:span text:style-name="Source_20_Text"><text:span text:style-name="T172">ue</text:span></text:span><text:span text:style-name="Source_20_Text"><text:span text:style-name="T81">&gt;);</text:span></text:span></text:p>
            <text:p text:style-name="P58"><text:span text:style-name="Source_20_Text"><text:span text:style-name="T81">createPolyfillProperty(&lt;</text:span></text:span><text:span text:style-name="Source_20_Text"><text:span text:style-name="T167">o</text:span></text:span><text:span text:style-name="Source_20_Text"><text:span text:style-name="T168">bject</text:span></text:span><text:span text:style-name="Source_20_Text"><text:span text:style-name="T81">&gt;,&lt;</text:span></text:span><text:span text:style-name="Source_20_Text"><text:span text:style-name="T169">pr</text:span></text:span><text:span text:style-name="Source_20_Text"><text:span text:style-name="T170">operty</text:span></text:span><text:span text:style-name="Source_20_Text"><text:span text:style-name="T81">&gt;,&lt;</text:span></text:span><text:span text:style-name="Source_20_Text"><text:span text:style-name="T178">val</text:span></text:span><text:span text:style-name="Source_20_Text"><text:span text:style-name="T179">ue</text:span></text:span><text:span text:style-name="Source_20_Text"><text:span text:style-name="T81">&gt;);</text:span></text:span></text:p>
            <text:p text:style-name="P59"><text:span text:style-name="Source_20_Text"><text:span text:style-name="T81">deleteOwnProperty(&lt;object&gt;,&lt;</text:span></text:span><text:span text:style-name="Source_20_Text"><text:span text:style-name="T169">pr</text:span></text:span><text:span text:style-name="Source_20_Text"><text:span text:style-name="T170">operty</text:span></text:span><text:span text:style-name="Source_20_Text"><text:span text:style-name="T81">&gt;[, Throw = false]);</text:span></text:span></text:p>
            <text:p text:style-name="P60"><text:span text:style-name="Source_20_Text"><text:span text:style-name="T180">d</text:span></text:span><text:span text:style-name="Source_20_Text"><text:span text:style-name="T81">eletePropertyOrThrow</text:span></text:span><text:span text:style-name="Source_20_Text"><text:span text:style-name="T181">(&lt;</text:span></text:span><text:span text:style-name="Source_20_Text"><text:span text:style-name="T167">o</text:span></text:span><text:span text:style-name="Source_20_Text"><text:span text:style-name="T168">bject</text:span></text:span><text:span text:style-name="Source_20_Text"><text:span text:style-name="T181">&gt;,&lt;</text:span></text:span><text:span text:style-name="Source_20_Text"><text:span text:style-name="T169">pr</text:span></text:span><text:span text:style-name="Source_20_Text"><text:span text:style-name="T170">operty</text:span></text:span><text:span text:style-name="Source_20_Text"><text:span text:style-name="T181">&gt;);</text:span></text:span></text:p>
            <text:p text:style-name="P61"><text:span text:style-name="Source_20_Text"><text:span text:style-name="T81">getIn(&lt;</text:span></text:span><text:span text:style-name="Source_20_Text"><text:span text:style-name="T167">o</text:span></text:span><text:span text:style-name="Source_20_Text"><text:span text:style-name="T168">bject</text:span></text:span><text:span text:style-name="Source_20_Text"><text:span text:style-name="T81">&gt;,&lt;</text:span></text:span><text:span text:style-name="Source_20_Text"><text:span text:style-name="T169">pr</text:span></text:span><text:span text:style-name="Source_20_Text"><text:span text:style-name="T170">operty</text:span></text:span><text:span text:style-name="Source_20_Text"><text:span text:style-name="T81">&gt;);</text:span></text:span></text:p>
            <text:p text:style-name="P61"><text:span text:style-name="Source_20_Text"><text:span text:style-name="T81">getInV(&lt;</text:span></text:span><text:span text:style-name="Source_20_Text"><text:span text:style-name="T182">o</text:span></text:span><text:span text:style-name="Source_20_Text"><text:span text:style-name="T168">bject</text:span></text:span><text:span text:style-name="Source_20_Text"><text:span text:style-name="T81">&gt;,&lt;</text:span></text:span><text:span text:style-name="Source_20_Text"><text:span text:style-name="T169">pr</text:span></text:span><text:span text:style-name="Source_20_Text"><text:span text:style-name="T170">operty</text:span></text:span><text:span text:style-name="Source_20_Text"><text:span text:style-name="T81">&gt;);</text:span></text:span></text:p>
            <text:p text:style-name="P62"><text:span text:style-name="Source_20_Text"><text:span text:style-name="T81">hasIn(&lt;</text:span></text:span><text:span text:style-name="Source_20_Text"><text:span text:style-name="T167">o</text:span></text:span><text:span text:style-name="Source_20_Text"><text:span text:style-name="T168">bject</text:span></text:span><text:span text:style-name="Source_20_Text"><text:span text:style-name="T81">&gt;,&lt;</text:span></text:span><text:span text:style-name="Source_20_Text"><text:span text:style-name="T183">prop</text:span></text:span><text:span text:style-name="Source_20_Text"><text:span text:style-name="T81">&gt;);</text:span></text:span></text:p>
            <text:p text:style-name="P62"><text:span text:style-name="Source_20_Text"><text:span text:style-name="T184"/></text:span></text:p>
            <text:p text:style-name="P62"><text:span text:style-name="Source_20_Text"><text:span text:style-name="T184">isIndex(&lt;</text:span></text:span><text:span text:style-name="Source_20_Text"><text:span text:style-name="T185">val</text:span></text:span><text:span text:style-name="Source_20_Text"><text:span text:style-name="T186">ue</text:span></text:span><text:span text:style-name="Source_20_Text"><text:span text:style-name="T184">&gt;);</text:span></text:span></text:p>
            <text:p text:style-name="P62"><text:span text:style-name="Source_20_Text"><text:span text:style-name="T185">isLength</text:span></text:span><text:span text:style-name="Source_20_Text"><text:span text:style-name="T184">(&lt;</text:span></text:span><text:span text:style-name="Source_20_Text"><text:span text:style-name="T185">va</text:span></text:span><text:span text:style-name="Source_20_Text"><text:span text:style-name="T186">lue</text:span></text:span><text:span text:style-name="Source_20_Text"><text:span text:style-name="T184">&gt;);</text:span></text:span></text:p>
            <text:p text:style-name="P62"><text:span text:style-name="Source_20_Text"><text:span text:style-name="T187">isLessThan(&lt;value1&gt;,&lt;value2&gt;[, leftFirst = true]);</text:span></text:span></text:p>
            <text:p text:style-name="P62"><text:span text:style-name="Source_20_Text"><text:span text:style-name="T188">isPropertyKey(&lt;</text:span></text:span><text:span text:style-name="Source_20_Text"><text:span text:style-name="T189">val</text:span></text:span><text:span text:style-name="Source_20_Text"><text:span text:style-name="T190">ue</text:span></text:span><text:span text:style-name="Source_20_Text"><text:span text:style-name="T188">&gt;);</text:span></text:span></text:p>
            <text:p text:style-name="P63"><text:span text:style-name="Source_20_Text"><text:span text:style-name="T188">isSame</text:span></text:span><text:span text:style-name="Source_20_Text"><text:span text:style-name="T191">Class</text:span></text:span><text:span text:style-name="Source_20_Text"><text:span text:style-name="T188">(&lt;value1&gt;,&lt;value2&gt;)</text:span></text:span><text:span text:style-name="Source_20_Text"><text:span text:style-name="T192">;</text:span></text:span></text:p>
            <text:p text:style-name="P62"><text:span text:style-name="Source_20_Text"><text:span text:style-name="T188">isSameType(&lt;value1&gt;,&lt;value2&gt;)</text:span></text:span><text:span text:style-name="Source_20_Text"><text:span text:style-name="T192">;</text:span></text:span></text:p>
            <text:p text:style-name="P62"><text:span text:style-name="Source_20_Text"><text:span text:style-name="T81">isSameValue(&lt;</text:span></text:span><text:span text:style-name="Source_20_Text"><text:span text:style-name="T193">v</text:span></text:span><text:span text:style-name="Source_20_Text"><text:span text:style-name="T172">alue</text:span></text:span><text:span text:style-name="Source_20_Text"><text:span text:style-name="T193">1</text:span></text:span><text:span text:style-name="Source_20_Text"><text:span text:style-name="T81">&gt;,&lt;</text:span></text:span><text:span text:style-name="Source_20_Text"><text:span text:style-name="T193">v</text:span></text:span><text:span text:style-name="Source_20_Text"><text:span text:style-name="T172">alue</text:span></text:span><text:span text:style-name="Source_20_Text"><text:span text:style-name="T193">2</text:span></text:span><text:span text:style-name="Source_20_Text"><text:span text:style-name="T81">&gt;);</text:span></text:span></text:p>
            <text:p text:style-name="P64"><text:span text:style-name="Source_20_Text"><text:span text:style-name="T171">isSameValueNonNumber(&lt;</text:span></text:span><text:span text:style-name="Source_20_Text"><text:span text:style-name="T170">val</text:span></text:span><text:span text:style-name="Source_20_Text"><text:span text:style-name="T194">ue</text:span></text:span><text:span text:style-name="Source_20_Text"><text:span text:style-name="T170">1</text:span></text:span><text:span text:style-name="Source_20_Text"><text:span text:style-name="T171">&gt;,&lt;</text:span></text:span><text:span text:style-name="Source_20_Text"><text:span text:style-name="T170">val</text:span></text:span><text:span text:style-name="Source_20_Text"><text:span text:style-name="T194">ue</text:span></text:span><text:span text:style-name="Source_20_Text"><text:span text:style-name="T170">2</text:span></text:span><text:span text:style-name="Source_20_Text"><text:span text:style-name="T171">&gt;);</text:span></text:span></text:p>
            <text:p text:style-name="P65"><text:span text:style-name="Source_20_Text"><text:span text:style-name="T15">isSameValueZero(&lt;</text:span></text:span><text:span text:style-name="Source_20_Text"><text:span text:style-name="T29">value1</text:span></text:span><text:span text:style-name="Source_20_Text"><text:span text:style-name="T15">&gt;,&lt;</text:span></text:span><text:span text:style-name="Source_20_Text"><text:span text:style-name="T29">value2</text:span></text:span><text:span text:style-name="Source_20_Text"><text:span text:style-name="T15">&gt;);</text:span></text:span></text:p>
            <text:p text:style-name="P66"><text:span text:style-name="Source_20_Text"><text:span text:style-name="T195">requireObjectCoercible(&lt;object&gt;);</text:span></text:span></text:p>
            <text:p text:style-name="P62"><text:span text:style-name="Source_20_Text"><text:span text:style-name="T196">setIn(&lt;</text:span></text:span><text:span text:style-name="Source_20_Text"><text:span text:style-name="T170">object</text:span></text:span><text:span text:style-name="Source_20_Text"><text:span text:style-name="T196">&gt;,&lt;</text:span></text:span><text:span text:style-name="Source_20_Text"><text:span text:style-name="T183">prop</text:span></text:span><text:span text:style-name="Source_20_Text"><text:span text:style-name="T197">erty</text:span></text:span><text:span text:style-name="Source_20_Text"><text:span text:style-name="T196">&gt;,&lt;</text:span></text:span><text:span text:style-name="Source_20_Text"><text:span text:style-name="T169">v</text:span></text:span><text:span text:style-name="Source_20_Text"><text:span text:style-name="T170">alue</text:span></text:span><text:span text:style-name="Source_20_Text"><text:span text:style-name="T196">&gt;</text:span></text:span><text:span text:style-name="Source_20_Text"><text:span text:style-name="T198">[, Throw = false]</text:span></text:span><text:span text:style-name="Source_20_Text"><text:span text:style-name="T196">);</text:span></text:span></text:p>
            <text:p text:style-name="P62"><text:span text:style-name="Source_20_Text"><text:span text:style-name="T196">toArray(</text:span></text:span><text:span text:style-name="Source_20_Text"><text:span text:style-name="T199">val</text:span></text:span><text:span text:style-name="Source_20_Text"><text:span text:style-name="T190">ue</text:span></text:span><text:span text:style-name="Source_20_Text"><text:span text:style-name="T196">);</text:span></text:span></text:p>
            <text:p text:style-name="P62"><text:span text:style-name="Source_20_Text"><text:span text:style-name="T200">to</text:span></text:span><text:span text:style-name="Source_20_Text"><text:span text:style-name="T201">Index(&lt;v</text:span></text:span><text:span text:style-name="Source_20_Text"><text:span text:style-name="T172">alue</text:span></text:span><text:span text:style-name="Source_20_Text"><text:span text:style-name="T201">&gt;);</text:span></text:span></text:p>
            <text:p text:style-name="P62"><text:span text:style-name="Source_20_Text"><text:span text:style-name="T171">toInteger(&lt;val</text:span></text:span><text:span text:style-name="Source_20_Text"><text:span text:style-name="T172">ue</text:span></text:span><text:span text:style-name="Source_20_Text"><text:span text:style-name="T171">&gt;);</text:span></text:span></text:p>
            <text:p text:style-name="P62"><text:span text:style-name="Source_20_Text"><text:span text:style-name="T202">toIntegerOrInfinity(&lt;value&gt;);</text:span></text:span></text:p>
            <text:p text:style-name="P62"><text:span text:style-name="Source_20_Text"><text:span text:style-name="T203">toLength(&lt;value&gt;);</text:span></text:span></text:p>
            <text:p text:style-name="P62"><text:span text:style-name="Source_20_Text"><text:span text:style-name="T81">toObject(&lt;</text:span></text:span><text:span text:style-name="Source_20_Text"><text:span text:style-name="T204">val</text:span></text:span><text:span text:style-name="Source_20_Text"><text:span text:style-name="T205">ue</text:span></text:span><text:span text:style-name="Source_20_Text"><text:span text:style-name="T81">&gt;);</text:span></text:span></text:p>
            <text:p text:style-name="P62"><text:span text:style-name="Source_20_Text"><text:span text:style-name="T199">toPrimitive</text:span></text:span><text:span text:style-name="Source_20_Text"><text:span text:style-name="T206">Value</text:span></text:span><text:span text:style-name="Source_20_Text"><text:span text:style-name="T199">(&lt;val</text:span></text:span><text:span text:style-name="Source_20_Text"><text:span text:style-name="T190">ue</text:span></text:span><text:span text:style-name="Source_20_Text"><text:span text:style-name="T199">&gt;);</text:span></text:span></text:p>
            <text:p text:style-name="P66"><text:span text:style-name="Source_20_Text"><text:span text:style-name="T207">toPropertyKey(&lt;</text:span></text:span><text:span text:style-name="Source_20_Text"><text:span text:style-name="T208">value</text:span></text:span><text:span text:style-name="Source_20_Text"><text:span text:style-name="T207">&gt;);</text:span></text:span></text:p>
            <text:p text:style-name="P66"><text:span text:style-name="Source_20_Text"><text:span text:style-name="T208">ty</text:span></text:span><text:span text:style-name="Source_20_Text"><text:span text:style-name="T209">pe(&lt;</text:span></text:span><text:span text:style-name="Source_20_Text"><text:span text:style-name="T208">value</text:span></text:span><text:span text:style-name="Source_20_Text"><text:span text:style-name="T209">&gt;);</text:span></text:span></text:p>
          </table:table-cell>
        </table:table-row>
        <table:table-row table:style-name="Table2.3">
          <table:covered-table-cell table:style-name="Table2.A2"/>
          <table:table-cell table:style-name="Table2.B3" office:value-type="string">
            <text:p text:style-name="P67">isInt8(&lt;value&gt;);</text:p>
            <text:p text:style-name="P67">isInt16(&lt;value&gt;);</text:p>
            <text:p text:style-name="P67">isInt32(&lt;value&gt;);</text:p>
            <text:p text:style-name="P67">isUInt8(&lt;value&gt;);</text:p>
            <text:p text:style-name="P67">isUInt16(&lt;value&gt;);</text:p>
            <text:p text:style-name="P67">isUInt32(&lt;value&gt;);</text:p>
            <text:p text:style-name="P67">isBigInt64(&lt;value&gt;);</text:p>
            <text:p text:style-name="P68"><text:span text:style-name="T210">i</text:span><text:span text:style-name="T166">s</text:span>BigUInt64(&lt;value&gt;);</text:p>
            <text:p text:style-name="P68"><text:span text:style-name="T166">is</text:span><text:span text:style-name="T165">Float</text:span><text:span text:style-name="T211">16</text:span><text:span text:style-name="T165">(&lt;value&gt;);</text:span></text:p>
          </table:table-cell>
          <table:covered-table-cell table:style-name="Table2.C2"/>
        </table:table-row>
        <table:table-row table:style-name="Table2.4">
          <table:table-cell table:style-name="Table2.A4" table:number-columns-spanned="2" office:value-type="string">
            <text:p text:style-name="P69"><text:span text:style-name="Source_20_Text"><text:span text:style-name="T212">Cookie</text:span></text:span><text:span text:style-name="Source_20_Text"><text:span text:style-name="T213"> </text:span></text:span><text:span text:style-name="Source_20_Text"><text:span text:style-name="T214">API</text:span></text:span></text:p>
          </table:table-cell>
          <table:covered-table-cell/>
          <table:covered-table-cell table:style-name="Table2.C2"/>
        </table:table-row>
        <table:table-row table:style-name="Table2.5">
          <table:table-cell table:style-name="Table2.A5" table:number-columns-spanned="2" office:value-type="string">
            <text:p text:style-name="P66"><text:span text:style-name="Source_20_Text"><text:span text:style-name="T15">getCookie([name]); </text:span></text:span><text:span text:style-name="Source_20_Text"><text:span text:style-name="T215">and </text:span></text:span><text:span text:style-name="Source_20_Text"><text:span text:style-name="T66">h</text:span></text:span><text:span text:style-name="Source_20_Text"><text:span text:style-name="T15">asCookie(&lt;name&gt;);</text:span></text:span></text:p>
            <text:p text:style-name="P70"><text:span text:style-name="Source_20_Text"><text:span text:style-name="T15">setCookie</text:span></text:span><text:span text:style-name="Source_20_Text"><text:span text:style-name="T216">(&lt;Options obj</text:span></text:span><text:span text:style-name="Source_20_Text"><text:span text:style-name="T217">ect</text:span></text:span><text:span text:style-name="Source_20_Text"><text:span text:style-name="T216">&gt;);</text:span></text:span><text:span text:style-name="Source_20_Text"><text:span text:style-name="T15"> setCookie(&lt;name&gt;,&lt;value&gt;[,hours</text:span></text:span><text:span text:style-name="Source_20_Text"><text:span text:style-name="T216">=8760</text:span></text:span></text:p>
            <text:p text:style-name="P70"><text:span text:style-name="Source_20_Text"><text:span text:style-name="T15"><text:s text:c="2"/>[,path</text:span></text:span><text:span text:style-name="Source_20_Text"><text:span text:style-name="T216">="/"</text:span></text:span><text:span text:style-name="Source_20_Text"><text:span text:style-name="T15">[,domain[,secure[,SameSite</text:span></text:span><text:span text:style-name="Source_20_Text"><text:span text:style-name="T216">=</text:span></text:span><text:span text:style-name="Source_20_Text"><text:span text:style-name="T218">"Lax"</text:span></text:span><text:span text:style-name="Source_20_Text"><text:span text:style-name="T15">[,HttpOnly]]]]]]);</text:span></text:span></text:p>
            <text:p text:style-name="P66"><text:span text:style-name="Source_20_Text"><text:span text:style-name="T15">removeCookie</text:span></text:span><text:span text:style-name="Source_20_Text"><text:span text:style-name="T216">(&lt;Options obj</text:span></text:span><text:span text:style-name="Source_20_Text"><text:span text:style-name="T217">ect</text:span></text:span><text:span text:style-name="Source_20_Text"><text:span text:style-name="T216">&gt;);</text:span></text:span></text:p>
            <text:p text:style-name="P70"><text:span text:style-name="Source_20_Text"><text:span text:style-name="T15">removeCookie(&lt;name&gt;</text:span></text:span></text:p>
            <text:p text:style-name="P70"><text:span text:style-name="Source_20_Text"><text:span text:style-name="T15"><text:s text:c="2"/>[,path</text:span></text:span><text:span text:style-name="Source_20_Text"><text:span text:style-name="T216">="/"</text:span></text:span><text:span text:style-name="Source_20_Text"><text:span text:style-name="T15">[,domain[,secure[,SameSite</text:span></text:span><text:span text:style-name="Source_20_Text"><text:span text:style-name="T216">=</text:span></text:span><text:span text:style-name="Source_20_Text"><text:span text:style-name="T218">"Lax"</text:span></text:span><text:span text:style-name="Source_20_Text"><text:span text:style-name="T15">[,HttpOnly]]]]]);</text:span></text:span></text:p>
            <text:p text:style-name="P66"><text:span text:style-name="Source_20_Text"><text:span text:style-name="T15">clearCookies</text:span></text:span><text:span text:style-name="Source_20_Text"><text:span text:style-name="T216">(&lt;Options obj</text:span></text:span><text:span text:style-name="Source_20_Text"><text:span text:style-name="T217">ect</text:span></text:span><text:span text:style-name="Source_20_Text"><text:span text:style-name="T216">&gt;);</text:span></text:span></text:p>
            <text:p text:style-name="P71"><text:span text:style-name="Source_20_Text"><text:span text:style-name="T219">clearCookies([path</text:span></text:span><text:span text:style-name="Source_20_Text"><text:span text:style-name="T220">="/"</text:span></text:span><text:span text:style-name="Source_20_Text"><text:span text:style-name="T219">[,domain[,</text:span></text:span><text:span text:style-name="Source_20_Text"><text:span text:style-name="T221">sec</text:span></text:span><text:span text:style-name="Source_20_Text"><text:span text:style-name="T219">[,SameSite</text:span></text:span><text:span text:style-name="Source_20_Text"><text:span text:style-name="T220">=</text:span></text:span><text:span text:style-name="Source_20_Text"><text:span text:style-name="T222">"Lax"</text:span></text:span></text:p>
            <text:p text:style-name="P71"><text:span text:style-name="Source_20_Text"><text:span text:style-name="T222"><text:s text:c="2"/></text:span></text:span><text:span text:style-name="Source_20_Text"><text:span text:style-name="T219">[,HttpOnly]]]]]);</text:span></text:span></text:p>
          </table:table-cell>
          <table:covered-table-cell/>
          <table:covered-table-cell table:style-name="Table2.C2"/>
        </table:table-row>
        <table:table-row table:style-name="Table2.1">
          <table:table-cell table:style-name="Table2.C1" table:number-columns-spanned="3" office:value-type="string">
            <text:p text:style-name="P72">AJAX and CORS <text:span text:style-name="T67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73"><text:span text:style-name="Source_20_Text"><text:span text:style-name="T15">getText(&lt;url&gt;,&lt;success&gt;); </text:span></text:span><text:span text:style-name="Source_20_Text"><text:span text:style-name="T223">and</text:span></text:span><text:span text:style-name="Source_20_Text"><text:span text:style-name="T224"> </text:span></text:span><text:span text:style-name="Source_20_Text"><text:span text:style-name="T15">getJson(&lt;url&gt;,&lt;success&gt;);</text:span></text:span></text:p>
            <text:p text:style-name="P74"><text:span text:style-name="Source_20_Text"><text:span text:style-name="T15">ajax(&lt;Options obj</text:span></text:span><text:span text:style-name="Source_20_Text"><text:span text:style-name="T217">ect</text:span></text:span><text:span text:style-name="Source_20_Text"><text:span text:style-name="T15">&gt;);</text:span></text:span></text:p>
            <text:p text:style-name="P75"><text:span text:style-name="Source_20_Text"><text:span text:style-name="T13">Options object properties (* = default value):</text:span></text:span><text:span text:style-name="Source_20_Text"><text:span text:style-name="T15"> url: </text:span></text:span><text:span text:style-name="Source_20_Text"><text:span text:style-name="T35">string</text:span></text:span><text:span text:style-name="Source_20_Text"><text:span text:style-name="T15">, data: </text:span></text:span><text:span text:style-name="Source_20_Text"><text:span text:style-name="T35">string</text:span></text:span><text:span text:style-name="Source_20_Text"><text:span text:style-name="T15">, queryType: </text:span></text:span><text:span text:style-name="Source_20_Text"><text:span text:style-name="T35">*"ajax"/"cors"</text:span></text:span><text:span text:style-name="Source_20_Text"><text:span text:style-name="T15">, type: </text:span></text:span><text:span text:style-name="Source_20_Text"><text:span text:style-name="T35">*"get"/"post"</text:span></text:span><text:span text:style-name="Source_20_Text"><text:span text:style-name="T15">, success: </text:span></text:span><text:span text:style-name="Source_20_Text"><text:span text:style-name="T35">function</text:span></text:span><text:span text:style-name="Source_20_Text"><text:span text:style-name="T15">, error: </text:span></text:span><text:span text:style-name="Source_20_Text"><text:span text:style-name="T35">function</text:span></text:span><text:span text:style-name="Source_20_Text"><text:span text:style-name="T15">, format: </text:span></text:span><text:span text:style-name="Source_20_Text"><text:span text:style-name="T35">*"text"/"json"/"xml"</text:span></text:span><text:span text:style-name="Source_20_Text"><text:span text:style-name="T15">, user: </text:span></text:span><text:span text:style-name="Source_20_Text"><text:span text:style-name="T35">string</text:span></text:span><text:span text:style-name="Source_20_Text"><text:span text:style-name="T15">, password: </text:span></text:span><text:span text:style-name="Source_20_Text"><text:span text:style-name="T35">string</text:span></text:span></text:p>
          </table:table-cell>
          <table:covered-table-cell/>
          <table:covered-table-cell/>
        </table:table-row>
      </table:table>
      <text:p text:style-name="P76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77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7">V3.1.0</text:p>
          </table:table-cell>
          <table:table-cell table:style-name="Table3.A2" office:value-type="string">
            <text:p text:style-name="P77">v3.8.0</text:p>
          </table:table-cell>
          <table:table-cell table:style-name="Table3.C2" office:value-type="string">
            <text:p text:style-name="P78">v5.6.0</text:p>
          </table:table-cell>
        </table:table-row>
        <table:table-row>
          <table:table-cell table:style-name="Table3.A3" office:value-type="string">
            <text:p text:style-name="P79">Array.from();</text:p>
            <text:p text:style-name="P79">Array.of();</text:p>
            <text:p text:style-name="P80">Array.prototype.copyWithin();</text:p>
            <text:p text:style-name="P80">Array.prototype.fill();</text:p>
            <text:p text:style-name="P79">Array.prototype.find();</text:p>
            <text:p text:style-name="P79">Array.prototype.findIndex();</text:p>
            <text:p text:style-name="P79">Object.create();</text:p>
            <text:p text:style-name="P80">String.fromCodePoint();</text:p>
            <text:p text:style-name="P80">String.prototype.codePointAt();</text:p>
            <text:p text:style-name="P81">String.prototype.endsWith();</text:p>
            <text:p text:style-name="P80">String.prototype.startsWith();</text:p>
            <text:p text:style-name="P82">Math.acosh();</text:p>
            <text:p text:style-name="P82">Math.asinh();</text:p>
            <text:p text:style-name="P82">Math.atanh();</text:p>
            <text:p text:style-name="P82">Math.cbrt();</text:p>
            <text:p text:style-name="P82">Math.clz32();</text:p>
            <text:p text:style-name="P82">Math.cosh();</text:p>
            <text:p text:style-name="P82">Math.expm1();</text:p>
            <text:p text:style-name="P82">Math.fround();</text:p>
            <text:p text:style-name="P82">Math.hypot();</text:p>
            <text:p text:style-name="P82">Math.imul();</text:p>
            <text:p text:style-name="P82">Math.log1p();</text:p>
            <text:p text:style-name="P82">Math.log10();</text:p>
            <text:p text:style-name="P82">Math.log2();</text:p>
            <text:p text:style-name="P82">Math.sign();</text:p>
            <text:p text:style-name="P82">Math.sinh();</text:p>
            <text:p text:style-name="P82">Math.tanh();</text:p>
            <text:p text:style-name="P82">Math.trunc();</text:p>
            <text:p text:style-name="P79">Number.EPSILON;</text:p>
            <text:p text:style-name="P83">Number.isNaN(); <text:span text:style-name="T225">and</text:span><text:span text:style-name="T226"> </text:span>isNaN();</text:p>
            <text:p text:style-name="P79">Number.isInteger();</text:p>
            <text:p text:style-name="P79">Number.isFinite();</text:p>
            <text:p text:style-name="P84">Number.isSafeInteger();</text:p>
            <text:p text:style-name="P84">Number.parseInt();</text:p>
            <text:p text:style-name="P79">Number.parseFloat();</text:p>
          </table:table-cell>
          <table:table-cell table:style-name="Table3.B3" office:value-type="string">
            <text:p text:style-name="P80"/>
            <text:p text:style-name="P85"><text:span text:style-name="Source_20_Text"><text:span text:style-name="T155">Array.prototype.values();</text:span></text:span></text:p>
            <text:p text:style-name="P85"><text:span text:style-name="Source_20_Text"><text:span text:style-name="T155"/></text:span></text:p>
            <text:p text:style-name="P85"><text:span text:style-name="Source_20_Text"><text:span text:style-name="T155">Array.prototype.includes();</text:span></text:span></text:p>
            <text:p text:style-name="P86"/>
            <text:p text:style-name="P87"><text:span text:style-name="Source_20_Text"><text:span text:style-name="T155">ChildNode.after();</text:span></text:span><text:span text:style-name="T126"><text:line-break/></text:span><text:span text:style-name="Source_20_Text"><text:span text:style-name="T155">ChildNode.before();</text:span></text:span><text:span text:style-name="T126"><text:line-break/></text:span><text:span text:style-name="Source_20_Text"><text:span text:style-name="T155">ChildNode.remove();</text:span></text:span><text:span text:style-name="T126"><text:line-break/></text:span><text:span text:style-name="Source_20_Text"><text:span text:style-name="T155">ChildNode.replaceWith();</text:span></text:span></text:p>
            <text:p text:style-name="P86"/>
            <text:p text:style-name="P87"><text:span text:style-name="Source_20_Text"><text:span text:style-name="T155">Element.prototype.closest();<text:line-break/>Element.prototype.getAttributeNames();</text:span></text:span></text:p>
            <text:p text:style-name="P87"><text:span text:style-name="Source_20_Text"><text:span text:style-name="T155">Element.prototype.matches();</text:span></text:span></text:p>
            <text:p text:style-name="P87"><text:span text:style-name="Source_20_Text"><text:span text:style-name="T155">Element.prototype.toggleAttribute();</text:span></text:span></text:p>
            <text:p text:style-name="P86"/>
            <text:p text:style-name="P87"><text:span text:style-name="Source_20_Text"><text:span text:style-name="T155">ParentNode.append();</text:span></text:span></text:p>
            <text:p text:style-name="P87"><text:span text:style-name="Source_20_Text"><text:span text:style-name="T155"/></text:span></text:p>
            <text:p text:style-name="P87"><text:span text:style-name="Source_20_Text"><text:span text:style-name="T155">ParentNode.prepend();</text:span></text:span><text:span text:style-name="T126"><text:line-break/><text:line-break/></text:span><text:span text:style-name="Source_20_Text"><text:span text:style-name="T155">String.prototype[Symbol.iterator]();</text:span></text:span></text:p>
            <text:p text:style-name="P85"><text:span text:style-name="Source_20_Text"><text:span text:style-name="T155">String.prototype.includes();</text:span></text:span></text:p>
            <text:p text:style-name="P85"><text:span text:style-name="Source_20_Text"><text:span text:style-name="T155">String.prototype.repeat();</text:span></text:span><text:span text:style-name="T126"><text:line-break/></text:span></text:p>
            <text:p text:style-name="P88"><text:span text:style-name="Source_20_Text"><text:span text:style-name="T155">NodeList.prototype.forEach();</text:span></text:span><text:span text:style-name="T126"><text:line-break/></text:span></text:p>
            <text:p text:style-name="P85"><text:span text:style-name="Source_20_Text"><text:span text:style-name="T155">Object.assign();</text:span></text:span></text:p>
            <text:p text:style-name="P87"><text:span text:style-name="Source_20_Text"><text:span text:style-name="T155">Object.entries();</text:span></text:span><text:span text:style-name="T126"><text:line-break/></text:span></text:p>
            <text:p text:style-name="P87"><text:span text:style-name="Source_20_Text"><text:span text:style-name="T155">Object.getOwnPropertyDescriptors();</text:span></text:span><text:span text:style-name="T126"><text:line-break/></text:span><text:span text:style-name="Source_20_Text"><text:span text:style-name="T155">Object.values();</text:span></text:span><text:span text:style-name="T126"><text:line-break/></text:span></text:p>
            <text:p text:style-name="P88"><text:span text:style-name="Source_20_Text"><text:span text:style-name="T155">RegExp.prototype.flags;</text:span></text:span><text:span text:style-name="T126"><text:line-break/></text:span></text:p>
            <text:p text:style-name="P88"><text:span text:style-name="Source_20_Text"><text:span text:style-name="T155">window.screenLeft;</text:span></text:span><text:span text:style-name="T126"><text:line-break/></text:span><text:span text:style-name="Source_20_Text"><text:span text:style-name="T155">window.screenTop;</text:span></text:span></text:p>
          </table:table-cell>
          <table:table-cell table:style-name="Table3.C3" office:value-type="string">
            <text:p text:style-name="P79">Array.prototype.at();</text:p>
            <text:p text:style-name="P79"/>
            <text:p text:style-name="P79">Array.prototype.findLast();</text:p>
            <text:p text:style-name="P79">Array.prototype.findLastIndex();</text:p>
            <text:p text:style-name="P79"/>
            <text:p text:style-name="P79">Array.prototype.flat();</text:p>
            <text:p text:style-name="P79">Array.prototype.flatMap();</text:p>
            <text:p text:style-name="P79"/>
            <text:p text:style-name="P79">Number.MIN_SAFE_INTEGER;</text:p>
            <text:p text:style-name="P79">Number.MAX_SAFE_INTEGER;</text:p>
            <text:p text:style-name="P79"/>
            <text:p text:style-name="P79">Object.fromEntries();</text:p>
            <text:p text:style-name="P79"/>
            <text:p text:style-name="P79">Object.is();</text:p>
            <text:p text:style-name="P79"/>
            <text:p text:style-name="P89">String.prototype.at();</text:p>
            <text:p text:style-name="P89"/>
            <text:p text:style-name="P79">String.prototype.matchAll();</text:p>
            <text:p text:style-name="P79"/>
            <text:p text:style-name="P79">String.prototype.padStart();</text:p>
            <text:p text:style-name="P79">String.prototype.padEnd();</text:p>
            <text:p text:style-name="P79"/>
            <text:p text:style-name="P79">String.prototype.replaceAll();</text:p>
            <text:p text:style-name="P79"/>
            <text:p text:style-name="P79">String.prototype.trimStart();</text:p>
            <text:p text:style-name="P79">String.prototype.trimLeft();</text:p>
            <text:p text:style-name="P79"/>
            <text:p text:style-name="P79">String.prototype.trimEnd();</text:p>
            <text:p text:style-name="P79">String.prototype.trimRight();</text:p>
            <text:p text:style-name="P79"/>
            <text:p text:style-name="P79">Typedarray.prototype.at();</text:p>
            <text:p text:style-name="P79"/>
            <text:p text:style-name="P84">TypedArray.prototype.findLast();</text:p>
            <text:p text:style-name="P84">TypedArray.prototype.findLastIndex();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1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26T20:38:01.116607700</dc:date>
    <meta:print-date>2025-05-20T21:58:46.488490500</meta:print-date>
    <meta:editing-cycles>889</meta:editing-cycles>
    <meta:editing-duration>PT22H46M32S</meta:editing-duration>
    <meta:printed-by>PDF files</meta:printed-by>
    <meta:document-statistic meta:table-count="5" meta:image-count="0" meta:object-count="0" meta:page-count="5" meta:paragraph-count="383" meta:word-count="585" meta:character-count="10507" meta:non-whitespace-character-count="10271"/>
    <meta:template xlink:type="simple" xlink:actuate="onRequest" xlink:title="" xlink:href="Normal.dotm"/>
  </office:meta>
</office:document-meta>
</file>